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>
        <style:tab-stops>
          <style:tab-stop style:position="0.2492in"/>
          <style:tab-stop style:position="0.498in"/>
          <style:tab-stop style:position="0.7472in"/>
          <style:tab-stop style:position="1.0043in"/>
          <style:tab-stop style:position="1.2528in"/>
          <style:tab-stop style:position="1.5098in"/>
          <style:tab-stop style:position="1.7516in"/>
          <style:tab-stop style:position="2in"/>
          <style:tab-stop style:position="2.2571in"/>
          <style:tab-stop style:position="2.4984in"/>
          <style:tab-stop style:position="2.748in"/>
          <style:tab-stop style:position="3.0043in"/>
        </style:tab-stops>
      </style:paragraph-properties>
      <style:text-properties style:font-name="Times New Roman" fo:font-size="10pt" fo:font-weight="normal" officeooo:rsid="0028171e" officeooo:paragraph-rsid="001bdfe6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00%" fo:text-align="end" style:justify-single-word="false">
        <style:tab-stops>
          <style:tab-stop style:position="0.2492in"/>
          <style:tab-stop style:position="0.498in"/>
          <style:tab-stop style:position="0.7472in"/>
          <style:tab-stop style:position="1.0043in"/>
          <style:tab-stop style:position="1.2528in"/>
          <style:tab-stop style:position="1.5098in"/>
          <style:tab-stop style:position="1.7516in"/>
          <style:tab-stop style:position="2in"/>
          <style:tab-stop style:position="2.2571in"/>
          <style:tab-stop style:position="2.4984in"/>
          <style:tab-stop style:position="2.748in"/>
          <style:tab-stop style:position="3.0043in"/>
        </style:tab-stops>
      </style:paragraph-properties>
      <style:text-properties style:font-name="Times New Roman" fo:font-size="10pt" fo:font-weight="normal" officeooo:rsid="0028171e" officeooo:paragraph-rsid="001bdfe6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100%" fo:text-align="start" style:justify-single-word="false">
        <style:tab-stops>
          <style:tab-stop style:position="0.2492in"/>
          <style:tab-stop style:position="0.498in"/>
          <style:tab-stop style:position="0.7472in"/>
          <style:tab-stop style:position="1.0043in"/>
          <style:tab-stop style:position="1.2528in"/>
          <style:tab-stop style:position="1.5098in"/>
          <style:tab-stop style:position="1.7516in"/>
          <style:tab-stop style:position="2in"/>
          <style:tab-stop style:position="2.2571in"/>
          <style:tab-stop style:position="2.4984in"/>
          <style:tab-stop style:position="2.748in"/>
          <style:tab-stop style:position="3.0043in"/>
        </style:tab-stops>
      </style:paragraph-properties>
      <style:text-properties style:font-name="Times New Roman" fo:font-size="10pt" fo:font-weight="normal" officeooo:rsid="0028171e" officeooo:paragraph-rsid="001bdfe6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100%" fo:text-align="end" style:justify-single-word="false">
        <style:tab-stops>
          <style:tab-stop style:position="0.2492in"/>
          <style:tab-stop style:position="0.498in"/>
          <style:tab-stop style:position="0.7472in"/>
          <style:tab-stop style:position="1.0043in"/>
          <style:tab-stop style:position="1.2528in"/>
          <style:tab-stop style:position="1.5098in"/>
          <style:tab-stop style:position="1.7516in"/>
          <style:tab-stop style:position="2in"/>
          <style:tab-stop style:position="2.2571in"/>
          <style:tab-stop style:position="2.4984in"/>
          <style:tab-stop style:position="2.748in"/>
          <style:tab-stop style:position="3.0043in"/>
        </style:tab-stops>
      </style:paragraph-properties>
      <style:text-properties style:font-name="Times New Roman" fo:font-size="10pt" fo:font-weight="normal" officeooo:rsid="0028171e" officeooo:paragraph-rsid="001bdfe6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100%" fo:text-align="center" style:justify-single-word="false">
        <style:tab-stops>
          <style:tab-stop style:position="0.2492in"/>
          <style:tab-stop style:position="0.498in"/>
          <style:tab-stop style:position="0.7472in"/>
          <style:tab-stop style:position="1.0043in"/>
          <style:tab-stop style:position="1.2528in"/>
          <style:tab-stop style:position="1.5098in"/>
          <style:tab-stop style:position="1.7516in"/>
          <style:tab-stop style:position="2in"/>
          <style:tab-stop style:position="2.2571in"/>
          <style:tab-stop style:position="2.4984in"/>
          <style:tab-stop style:position="2.748in"/>
          <style:tab-stop style:position="3.0043in"/>
        </style:tab-stops>
      </style:paragraph-properties>
      <style:text-properties style:font-name="Times New Roman" fo:font-size="10pt" fo:font-weight="normal" officeooo:rsid="0028171e" officeooo:paragraph-rsid="001bdfe6" style:font-size-asian="10pt" style:font-weight-asian="normal" style:font-size-complex="10pt" style:font-weight-complex="normal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Times New Roman" fo:font-size="8pt" style:font-size-asian="8pt" style:font-size-complex="8pt"/>
    </style:style>
    <style:style style:name="P8" style:family="paragraph">
      <style:paragraph-properties fo:margin-top="0in" fo:margin-bottom="0in" fo:line-height="100%" fo:text-align="center">
        <style:tab-stops>
          <style:tab-stop style:position="0.1413in"/>
          <style:tab-stop style:position="0.2823in"/>
          <style:tab-stop style:position="0.4236in"/>
          <style:tab-stop style:position="0.5693in"/>
          <style:tab-stop style:position="0.7102in"/>
          <style:tab-stop style:position="0.8559in"/>
          <style:tab-stop style:position="0.9929in"/>
          <style:tab-stop style:position="1.1339in"/>
          <style:tab-stop style:position="1.2795in"/>
          <style:tab-stop style:position="1.4165in"/>
          <style:tab-stop style:position="1.5579in"/>
          <style:tab-stop style:position="1.7031in"/>
        </style:tab-stops>
      </style:paragraph-properties>
    </style:style>
    <style:style style:name="P9" style:family="paragraph">
      <loext:graphic-properties draw:fill="none" draw:fill-color="#ffffff"/>
      <style:paragraph-properties fo:margin-top="0in" fo:margin-bottom="0in" fo:line-height="100%" fo:text-align="center">
        <style:tab-stops>
          <style:tab-stop style:position="0.1413in"/>
          <style:tab-stop style:position="0.2823in"/>
          <style:tab-stop style:position="0.4236in"/>
          <style:tab-stop style:position="0.5693in"/>
          <style:tab-stop style:position="0.7102in"/>
          <style:tab-stop style:position="0.8559in"/>
          <style:tab-stop style:position="0.9929in"/>
          <style:tab-stop style:position="1.1339in"/>
          <style:tab-stop style:position="1.2795in"/>
          <style:tab-stop style:position="1.4165in"/>
          <style:tab-stop style:position="1.5579in"/>
          <style:tab-stop style:position="1.7031in"/>
        </style:tab-stops>
      </style:paragraph-properties>
      <style:text-properties style:font-name="Times New Roman" fo:font-size="10pt" style:font-size-asian="10pt" style:font-size-complex="10pt"/>
    </style:style>
    <style:style style:name="P10" style:family="paragraph">
      <style:paragraph-properties fo:line-height="100%">
        <style:tab-stops>
          <style:tab-stop style:position="0.1413in"/>
          <style:tab-stop style:position="0.2823in"/>
          <style:tab-stop style:position="0.4236in"/>
          <style:tab-stop style:position="0.5693in"/>
          <style:tab-stop style:position="0.7102in"/>
          <style:tab-stop style:position="0.8559in"/>
          <style:tab-stop style:position="0.9929in"/>
          <style:tab-stop style:position="1.1339in"/>
          <style:tab-stop style:position="1.2795in"/>
          <style:tab-stop style:position="1.4165in"/>
          <style:tab-stop style:position="1.5579in"/>
          <style:tab-stop style:position="1.7031in"/>
        </style:tab-stops>
      </style:paragraph-properties>
    </style:style>
    <style:style style:name="P11" style:family="paragraph">
      <loext:graphic-properties draw:fill="none"/>
      <style:paragraph-properties fo:text-align="center"/>
      <style:text-properties fo:color="#000080"/>
    </style:style>
    <style:style style:name="P12" style:family="paragraph">
      <loext:graphic-properties draw:fill="none"/>
      <style:paragraph-properties fo:line-height="100%" fo:text-align="center">
        <style:tab-stops>
          <style:tab-stop style:position="0.1413in"/>
          <style:tab-stop style:position="0.2823in"/>
          <style:tab-stop style:position="0.4236in"/>
          <style:tab-stop style:position="0.5693in"/>
          <style:tab-stop style:position="0.7102in"/>
          <style:tab-stop style:position="0.8559in"/>
          <style:tab-stop style:position="0.9929in"/>
          <style:tab-stop style:position="1.1339in"/>
          <style:tab-stop style:position="1.2795in"/>
          <style:tab-stop style:position="1.4165in"/>
          <style:tab-stop style:position="1.5579in"/>
          <style:tab-stop style:position="1.7031in"/>
        </style:tab-stops>
      </style:paragraph-properties>
      <style:text-properties fo:color="#000080" style:font-name="Times New Roman" fo:font-size="8pt" style:font-size-asian="8pt" style:font-size-complex="8pt"/>
    </style:style>
    <style:style style:name="P13" style:family="paragraph">
      <style:paragraph-properties fo:line-height="100%">
        <style:tab-stops>
          <style:tab-stop style:position="0.0803in"/>
          <style:tab-stop style:position="0.1598in"/>
          <style:tab-stop style:position="0.2402in"/>
          <style:tab-stop style:position="0.3228in"/>
          <style:tab-stop style:position="0.4028in"/>
          <style:tab-stop style:position="0.4854in"/>
          <style:tab-stop style:position="0.563in"/>
          <style:tab-stop style:position="0.6429in"/>
          <style:tab-stop style:position="0.7256in"/>
          <style:tab-stop style:position="0.8031in"/>
          <style:tab-stop style:position="0.8831in"/>
          <style:tab-stop style:position="0.9657in"/>
        </style:tab-stops>
      </style:paragraph-properties>
    </style:style>
    <style:style style:name="T1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80" style:font-name="Times New Roman" fo:font-size="8pt" style:font-size-asian="8pt" style:font-size-complex="8pt"/>
    </style:style>
    <style:style style:name="T3" style:family="text">
      <style:text-properties fo:color="#dd4814" style:font-name="Times New Roman" fo:font-size="8pt" style:font-size-asian="8pt" style:font-size-complex="8pt"/>
    </style:style>
    <style:style style:name="T4" style:family="text">
      <style:text-properties fo:color="#800000" style:font-name="Times New Roman" fo:font-size="8pt" style:font-size-asian="8pt" style:font-size-complex="8pt"/>
    </style:style>
    <style:style style:name="T5" style:family="text">
      <style:text-properties fo:color="#000000" style:font-name="Times New Roman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fo:color="#000080" fo:font-size="8pt" style:font-size-asian="8pt" style:font-size-complex="8pt"/>
    </style:style>
    <style:style style:name="T8" style:family="text">
      <style:text-properties fo:color="#77216f" style:font-name="Times New Roman" fo:font-size="8pt" style:font-size-asian="8pt" style:font-size-complex="8pt"/>
    </style:style>
    <style:style style:name="T9" style:family="text">
      <style:text-properties fo:color="#000080" style:font-name="Times New Roman" fo:font-size="8pt" fo:font-weight="normal" style:font-size-asian="8pt" style:font-weight-asian="normal" style:font-size-complex="8pt" style:font-weight-complex="normal"/>
    </style:style>
    <style:style style:name="T10" style:family="text">
      <style:text-properties fo:color="#dd4814" style:font-name="Times New Roman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77216f" style:font-name="Times New Roman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font-name="Times New Roman" fo:font-size="8pt" style:font-size-asian="8pt" style:font-size-complex="8pt"/>
    </style:style>
    <style:style style:name="T14" style:family="text">
      <style:text-properties fo:color="#000080" style:font-name="Times New Roman" fo:font-size="8pt" style:text-underline-style="solid" style:text-underline-width="auto" style:text-underline-color="font-color" style:font-size-asian="8pt" style:font-size-complex="8pt"/>
    </style:style>
    <style:style style:name="T15" style:family="text">
      <style:text-properties fo:color="#000080" style:font-name="Times New Roman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ff6600" style:font-name="Times New Roman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fill="none" draw:textarea-horizontal-align="left" draw:textarea-vertical-align="top" fo:padding-top="0.0598in" fo:padding-bottom="0.0598in" fo:padding-left="0.0598in" fo:padding-right="0.0598in" style:run-through="foreground"/>
    </style:style>
    <style:style style:name="gr3" style:family="graphic">
      <style:graphic-properties draw:stroke="none" svg:stroke-color="#000000" draw:fill="none" draw:fill-color="#ffffff" fo:min-height="0.2398in" style:run-through="foreground"/>
    </style:style>
    <style:style style:name="gr4" style:family="graphic">
      <style:graphic-properties style:run-through="foreground" style:wrap="none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/>
    </style:style>
    <style:style style:name="gr7" style:family="graphic">
      <style:graphic-properties draw:fill="none" draw:textarea-horizontal-align="center" draw:textarea-vertical-align="middle" style:run-through="foreground"/>
    </style:style>
    <style:style style:name="gr8" style:family="graphic">
      <style:graphic-properties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horizontal-align="left" draw:textarea-vertical-align="top" fo:padding-top="0.0598in" fo:padding-left="0.0598in" style:run-through="foreground"/>
    </style:style>
    <style:style style:name="gr10" style:family="graphic">
      <style:graphic-properties draw:stroke="none" svg:stroke-color="#000000" draw:fill="none" draw:fill-color="#ffffff" fo:min-height="0.1874in" style:run-through="foreground"/>
    </style:style>
    <style:style style:name="gr11" style:family="graphic">
      <style:graphic-properties draw:stroke="none" svg:stroke-color="#000000" draw:fill="none" draw:fill-color="#ffffff" fo:min-height="0.1874in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center" draw:textarea-vertical-align="top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center" draw:textarea-vertical-align="top" style:run-through="foreground"/>
    </style:style>
    <style:style style:name="gr14" style:family="graphic">
      <style:graphic-properties draw:stroke="none" svg:stroke-color="#000000" draw:fill="none" draw:fill-color="#ffffff" fo:min-height="0.2366in" style:run-through="foreground"/>
    </style:style>
    <style:style style:name="gr15" style:family="graphic">
      <style:graphic-properties draw:fill="none" draw:textarea-horizontal-align="center" draw:textarea-vertical-align="top" fo:padding-top="0.0598in" fo:padding-left="0.0598in" style:run-through="foreground"/>
    </style:style>
    <style:style style:name="gr16" style:family="graphic">
      <style:graphic-properties draw:stroke="none" svg:stroke-color="#000000" draw:fill="none" draw:fill-color="#ffffff" fo:min-height="0.2016in" style:run-through="foreground"/>
    </style:style>
    <style:style style:name="gr17" style:family="graphic">
      <style:graphic-properties draw:stroke="none" svg:stroke-color="#000000" draw:fill="none" draw:fill-color="#ffffff" fo:min-height="0.2236in" style:run-through="foreground"/>
    </style:style>
    <style:style style:name="gr18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rect draw:style-name="gr2" draw:text-style-name="P7" svg:width="2.0894in" svg:height="4.2677in" svg:x="0.6701in" svg:y="0.4in">
          <text:p text:style-name="P6"><text:span text:style-name="T1">Baseline Field Elements: </text:span></text:p>
          <text:p text:style-name="P6"><text:span text:style-name="T2">&lt;appinfo&gt;</text:span></text:p>
          <text:p text:style-name="P6"><text:span text:style-name="T2"><text:s text:c="8"/></text:span><text:span text:style-name="T2">&lt;FudName/&gt;</text:span></text:p>
          <text:p text:style-name="P6"><text:span text:style-name="T2"><text:s text:c="8"/></text:span><text:span text:style-name="T2">&lt;FudExplanation/&gt;</text:span></text:p>
          <text:p text:style-name="P6"><text:span text:style-name="T2"><text:s text:c="9"/></text:span><text:span text:style-name="T2">&lt;FieldFormatIndexReferenceNumber/&gt;</text:span></text:p>
          <text:p text:style-name="P6"><text:span text:style-name="T2"><text:s text:c="8"/></text:span><text:span text:style-name="T2">&lt;FudNumber/&gt;</text:span></text:p>
          <text:p text:style-name="P6"><text:span text:style-name="T2"><text:s text:c="8"/></text:span><text:span text:style-name="T2">&lt;VersionIndicator/&gt;</text:span></text:p>
          <text:p text:style-name="P6"><text:span text:style-name="T2"><text:s text:c="8"/></text:span><text:span text:style-name="T2">&lt;MinimumLength/&gt;</text:span></text:p>
          <text:p text:style-name="P6"><text:span text:style-name="T2"><text:s text:c="8"/></text:span><text:span text:style-name="T2">&lt;MaximumLength/&gt;</text:span></text:p>
          <text:p text:style-name="P6"><text:span text:style-name="T2"><text:s text:c="8"/></text:span><text:span text:style-name="T2">&lt;LengthLimitation/&gt;</text:span></text:p>
          <text:p text:style-name="P6"><text:span text:style-name="T2"><text:s text:c="8"/></text:span><text:span text:style-name="T2">&lt;UnitOfMeasure/&gt;</text:span></text:p>
          <text:p text:style-name="P6"><text:span text:style-name="T2"><text:s text:c="8"/></text:span><text:span text:style-name="T2">&lt;Type/&gt;</text:span></text:p>
          <text:p text:style-name="P6"><text:span text:style-name="T2"><text:s text:c="8"/></text:span><text:span text:style-name="T2">&lt;FudSponsor/&gt;</text:span></text:p>
          <text:p text:style-name="P6"><text:span text:style-name="T2"><text:s text:c="8"/></text:span><text:span text:style-name="T2">&lt;FudRelatedDocument/&gt;</text:span></text:p>
          <text:p text:style-name="P6"><text:span text:style-name="T2"><text:s text:c="8"/></text:span><text:span text:style-name="T2">&lt;EntryType/&gt;</text:span></text:p>
          <text:p text:style-name="P6"><text:span text:style-name="T2"><text:s text:c="8"/></text:span><text:span text:style-name="T2">&lt;DataType/&gt;</text:span></text:p>
          <text:p text:style-name="P6"><text:span text:style-name="T2"><text:s text:c="8"/></text:span><text:span text:style-name="T2">&lt;Explanation/&gt;</text:span></text:p>
          <text:p text:style-name="P6"><text:span text:style-name="T2"><text:s text:c="8"/></text:span><text:span text:style-name="T2">&lt;MtfRegularExpression/&gt;</text:span></text:p>
          <text:p text:style-name="P6"><text:span text:style-name="T2"><text:s text:c="8"/></text:span><text:span text:style-name="T2">&lt;MinimumInclusiveValue/&gt;</text:span></text:p>
          <text:p text:style-name="P6"><text:span text:style-name="T2"><text:s text:c="8"/></text:span><text:span text:style-name="T2">&lt;MaximumInclusiveValue/&gt;</text:span></text:p>
          <text:p text:style-name="P6"><text:span text:style-name="T2"><text:s text:c="8"/></text:span><text:span text:style-name="T2">&lt;LengthVariable/&gt;</text:span></text:p>
          <text:p text:style-name="P6"><text:span text:style-name="T2"><text:s text:c="8"/></text:span><text:span text:style-name="T2">&lt;MinimumDecimalPlaces/&gt;</text:span></text:p>
          <text:p text:style-name="P6"><text:span text:style-name="T2"><text:s text:c="8"/></text:span><text:span text:style-name="T2">&lt;MaximumDecimalPlaces/&gt;</text:span></text:p>
          <text:p text:style-name="P6"><text:span text:style-name="T2"><text:s text:c="8"/></text:span><text:span text:style-name="T2">&lt;ElementalFfirnFudnSequence/&gt;</text:span></text:p>
          <text:p text:style-name="P6"><text:span text:style-name="T2">&lt;/appinfo&gt;</text:span></text:p>
        </draw:rect>
        <draw:rect draw:style-name="gr2" draw:text-style-name="P7" svg:width="2.787in" svg:height="1.8335in" svg:x="4.8799in" svg:y="2.8339in">
          <text:p text:style-name="P6"><text:span text:style-name="T1">Refactor Field Elements:</text:span></text:p>
          <text:p text:style-name="P6"><text:span text:style-name="T2">&lt;appinfo&gt;</text:span></text:p>
          <text:p text:style-name="P6"><text:span text:style-name="T2"><text:s text:c="9"/></text:span><text:span text:style-name="T2">&lt;Field </text:span><text:span text:style-name="T3">name="</text:span><text:span text:style-name="T4">FudName</text:span><text:span text:style-name="T3">" </text:span></text:p>
          <text:p text:style-name="P6"><text:span text:style-name="T3"><text:s text:c="21"/></text:span><text:span text:style-name="T3">explanation="</text:span><text:span text:style-name="T4">FudExplanation or Explanation</text:span><text:span text:style-name="T3">" </text:span></text:p>
          <text:p text:style-name="P6"><text:span text:style-name="T3"><text:s text:c="21"/></text:span><text:span text:style-name="T3">version="</text:span><text:span text:style-name="T4">VersionIndicator</text:span><text:span text:style-name="T3">"</text:span></text:p>
          <text:p text:style-name="P6"><text:span text:style-name="T3"><text:s text:c="21"/></text:span><text:span text:style-name="T3">sponsor="</text:span><text:span text:style-name="T4">FudSponsor</text:span><text:span text:style-name="T3">"</text:span><text:span text:style-name="T2">/&gt;</text:span></text:p>
          <text:p text:style-name="P6"><text:span text:style-name="T2"><text:s text:c="9"/></text:span><text:span text:style-name="T2">&lt;Document&gt;FudRelatedDocument1&lt;/Document&gt;</text:span></text:p>
          <text:p text:style-name="P6"><text:span text:style-name="T2"><text:s text:c="9"/></text:span><text:span text:style-name="T2">&lt;Document&gt;FudRelatedDocument2&lt;/Document&gt;</text:span></text:p>
          <text:p text:style-name="P6"><text:span text:style-name="T2">&lt;/appinfo&gt;</text:span></text:p>
          <text:p text:style-name="P6"><text:span text:style-name="T5">Refactor Enumeration Elements:</text:span></text:p>
          <text:p text:style-name="P6"><text:span text:style-name="T2">&lt;appinfo&gt;</text:span></text:p>
          <text:p text:style-name="P6"><text:span text:style-name="T2"><text:s text:c="9"/></text:span><text:span text:style-name="T2">&lt;Enum</text:span><text:span text:style-name="T3"> name="</text:span><text:span text:style-name="T4">DataItem</text:span><text:span text:style-name="T3">"</text:span><text:span text:style-name="T2">/&gt; </text:span></text:p>
          <text:p text:style-name="P6"><text:span text:style-name="T2">&lt;/appinfo&gt;</text:span></text:p>
        </draw:rect>
        <draw:rect draw:style-name="gr2" draw:text-style-name="P7" svg:width="2.787in" svg:height="1.0476in" svg:x="4.8835in" svg:y="1.7866in">
          <text:p text:style-name="P6"><text:span text:style-name="T1">Ommitted Baseline Enumeration Elements:</text:span></text:p>
          <text:p text:style-name="P6"><text:span text:style-name="T2">&lt;appinfo&gt;</text:span></text:p>
          <text:p text:style-name="P6"><text:span text:style-name="T2"><text:s text:c="6"/></text:span><text:span text:style-name="T2">&lt;EntryType/&gt;</text:span></text:p>
          <text:p text:style-name="P6"><text:span text:style-name="T2"><text:s text:c="6"/></text:span><text:span text:style-name="T2">&lt;DataType/&gt;</text:span></text:p>
          <text:p text:style-name="P6"><text:span text:style-name="T2"><text:s text:c="6"/></text:span><text:span text:style-name="T2">&lt;Explanation/&gt;</text:span></text:p>
          <text:p text:style-name="P6"><text:span text:style-name="T2"><text:s text:c="6"/></text:span><text:span text:style-name="T2">&lt;DataItem/&gt;</text:span></text:p>
          <text:p text:style-name="P6"><text:span text:style-name="T2"><text:s/></text:span><text:span text:style-name="T2">&lt;/appinfo&gt;</text:span></text:p>
        </draw:rect>
        <draw:rect draw:style-name="gr2" draw:text-style-name="P7" svg:width="2.7862in" svg:height="1.3906in" svg:x="4.8799in" svg:y="0.4in">
          <text:p text:style-name="P6"><text:span text:style-name="T1">Baseline Enumeration Elements:</text:span></text:p>
          <text:p text:style-name="P6"><text:span text:style-name="T2">&lt;appinfo&gt;</text:span></text:p>
          <text:p text:style-name="P6"><text:span text:style-name="T2"><text:s text:c="6"/></text:span><text:span text:style-name="T2">&lt;EntryType/&gt;</text:span></text:p>
          <text:p text:style-name="P6"><text:span text:style-name="T2"><text:s text:c="6"/></text:span><text:span text:style-name="T2">&lt;DataType/&gt;</text:span></text:p>
          <text:p text:style-name="P6"><text:span text:style-name="T2"><text:s text:c="6"/></text:span><text:span text:style-name="T2">&lt;Explanation/&gt;</text:span></text:p>
          <text:p text:style-name="P6"><text:span text:style-name="T2"><text:s text:c="6"/></text:span><text:span text:style-name="T2">&lt;DataCode/&gt;</text:span></text:p>
          <text:p text:style-name="P6"><text:span text:style-name="T2"><text:s text:c="6"/></text:span><text:span text:style-name="T2">&lt;DataItem/&gt;</text:span></text:p>
          <text:p text:style-name="P6"><text:span text:style-name="T2"><text:s text:c="6"/></text:span><text:span text:style-name="T2">&lt;DataItemSequenceNumber/&gt;</text:span></text:p>
          <text:p text:style-name="P6"><text:span text:style-name="T2"><text:s text:c="6"/></text:span><text:span text:style-name="T2">&lt;DataItemSponsor/&gt;</text:span></text:p>
          <text:p text:style-name="P6"><text:span text:style-name="T2"><text:s/></text:span><text:span text:style-name="T2">&lt;/appinfo&gt;</text:span></text:p>
        </draw:rect>
        <draw:rect draw:style-name="gr2" draw:text-style-name="P7" svg:width="2.1248in" svg:height="4.2677in" svg:x="2.7591in" svg:y="0.4in">
          <text:p text:style-name="P6"><text:span text:style-name="T1">Ommitted Baseline Field Elements: </text:span></text:p>
          <text:p text:style-name="P6"><text:span text:style-name="T2">&lt;appinfo&gt;</text:span></text:p>
          <text:p text:style-name="P6"><text:span text:style-name="T2"><text:s text:c="9"/></text:span><text:span text:style-name="T2">&lt;FieldFormatIndexReferenceNumber/&gt;</text:span></text:p>
          <text:p text:style-name="P6"><text:span text:style-name="T2"><text:s text:c="8"/></text:span><text:span text:style-name="T2">&lt;FudNumber/&gt;</text:span></text:p>
          <text:p text:style-name="P6"><text:span text:style-name="T2"><text:s text:c="8"/></text:span><text:span text:style-name="T2">&lt;MinimumLength/&gt;</text:span></text:p>
          <text:p text:style-name="P6"><text:span text:style-name="T2"><text:s text:c="8"/></text:span><text:span text:style-name="T2">&lt;MaximumLength/&gt;</text:span></text:p>
          <text:p text:style-name="P6"><text:span text:style-name="T2"><text:s text:c="8"/></text:span><text:span text:style-name="T2">&lt;LengthLimitation/&gt;</text:span></text:p>
          <text:p text:style-name="P6"><text:span text:style-name="T2"><text:s text:c="8"/></text:span><text:span text:style-name="T2">&lt;UnitOfMeasure/&gt;</text:span></text:p>
          <text:p text:style-name="P6"><text:span text:style-name="T2"><text:s text:c="8"/></text:span><text:span text:style-name="T2">&lt;Type/&gt;</text:span></text:p>
          <text:p text:style-name="P6"><text:span text:style-name="T2"><text:s text:c="8"/></text:span><text:span text:style-name="T2">&lt;EntryType/&gt;</text:span></text:p>
          <text:p text:style-name="P6"><text:span text:style-name="T2"><text:s text:c="8"/></text:span><text:span text:style-name="T2">&lt;DataType/&gt;</text:span></text:p>
          <text:p text:style-name="P6"><text:span text:style-name="T2"><text:s text:c="8"/></text:span><text:span text:style-name="T2">&lt;MtfRegularExpression/&gt;</text:span></text:p>
          <text:p text:style-name="P6"><text:span text:style-name="T2"><text:s text:c="8"/></text:span><text:span text:style-name="T2">&lt;MinimumInclusiveValue/&gt;</text:span></text:p>
          <text:p text:style-name="P6"><text:span text:style-name="T2"><text:s text:c="8"/></text:span><text:span text:style-name="T2">&lt;MaximumInclusiveValue/&gt;</text:span></text:p>
          <text:p text:style-name="P6"><text:span text:style-name="T2"><text:s text:c="8"/></text:span><text:span text:style-name="T2">&lt;LengthVariable/&gt;</text:span></text:p>
          <text:p text:style-name="P6"><text:span text:style-name="T2"><text:s text:c="8"/></text:span><text:span text:style-name="T2">&lt;MinimumDecimalPlaces/&gt;</text:span></text:p>
          <text:p text:style-name="P6"><text:span text:style-name="T2"><text:s text:c="8"/></text:span><text:span text:style-name="T2">&lt;MaximumDecimalPlaces/&gt;</text:span></text:p>
          <text:p text:style-name="P6"><text:span text:style-name="T2"><text:s text:c="8"/></text:span><text:span text:style-name="T2">&lt;ElementalFfirnFudnSequence/&gt;</text:span></text:p>
          <text:p text:style-name="P6"><text:span text:style-name="T2">&lt;/appinfo&gt;</text:span></text:p>
        </draw:rect>
        <draw:frame draw:style-name="gr3" draw:text-style-name="P9" svg:width="2.7752in" svg:height="0.2398in" svg:x="2.8835in" svg:y="4.7508in">
          <draw:text-box>
            <text:p text:style-name="P8"><text:span text:style-name="T6">Table 1: Re-factor of appinfo items for Fields.</text:span></text:p>
          </draw:text-box>
        </draw:frame>
      </draw:g>
      <draw:g text:anchor-type="page" text:anchor-page-number="1" draw:z-index="1" draw:style-name="gr4">
        <draw:rect draw:style-name="gr2" draw:text-style-name="P7" svg:width="3.1559in" svg:height="3.9012in" svg:x="0.6701in" svg:y="5.0701in">
          <text:p text:style-name="P6"><text:span text:style-name="T1">Baseline Set Elements: </text:span></text:p>
          <text:p text:style-name="P6"><text:span text:style-name="T2">&lt;appinfo&gt;</text:span></text:p>
          <text:p text:style-name="P6"><text:span text:style-name="T2"><text:s text:c="9"/></text:span><text:span text:style-name="T2">&lt;SetFormatName/&gt;</text:span></text:p>
          <text:p text:style-name="P6"><text:span text:style-name="T2"><text:s text:c="9"/></text:span><text:span text:style-name="T2">&lt;SetFormatIdentifier/&gt;</text:span></text:p>
          <text:p text:style-name="P6"><text:span text:style-name="T2"><text:s text:c="9"/></text:span><text:span text:style-name="T2">&lt;ColumnarIndicator/&gt;</text:span></text:p>
          <text:p text:style-name="P6"><text:span text:style-name="T2"><text:s text:c="9"/></text:span><text:span text:style-name="T2">&lt;GroupOfFieldsIndicator/&gt;</text:span></text:p>
          <text:p text:style-name="P6"><text:span text:style-name="T2"><text:s text:c="9"/></text:span><text:span text:style-name="T2">&lt;RepeatabilityForGroupOfFields/&gt;</text:span></text:p>
          <text:p text:style-name="P6"><text:span text:style-name="T2"><text:s text:c="9"/></text:span><text:span text:style-name="T2">&lt;SetFormatNote/&gt;</text:span></text:p>
          <text:p text:style-name="P6"><text:span text:style-name="T2"><text:s text:c="9"/></text:span><text:span text:style-name="T2">&lt;SetFormatExample/&gt;</text:span></text:p>
          <text:p text:style-name="P6"><text:span text:style-name="T2"><text:s text:c="9"/></text:span><text:span text:style-name="T2">&lt;SetFormatRemark/&gt;</text:span></text:p>
          <text:p text:style-name="P6"><text:span text:style-name="T2"><text:s text:c="9"/></text:span><text:span text:style-name="T2">&lt;SetFormatSponsor/&gt;</text:span></text:p>
          <text:p text:style-name="P6"><text:span text:style-name="T2"><text:s text:c="9"/></text:span><text:span text:style-name="T2">&lt;SetFormatRelatedDocuments/&gt;</text:span></text:p>
          <text:p text:style-name="P6"><text:span text:style-name="T2"><text:s text:c="9"/></text:span><text:span text:style-name="T2">&lt;VersionIndicator/&gt;</text:span></text:p>
          <text:p text:style-name="P6"><text:span text:style-name="T2"><text:s text:c="9"/></text:span><text:span text:style-name="T2">&lt;FieldFormatPositionName/&gt;</text:span></text:p>
          <text:p text:style-name="P6"><text:span text:style-name="T2"><text:s text:c="9"/></text:span><text:span text:style-name="T2">&lt;FieldFormatPositionNumber/&gt;</text:span></text:p>
          <text:p text:style-name="P6"><text:span text:style-name="T2"><text:s text:c="9"/></text:span><text:span text:style-name="T2">&lt;OccurrenceCategory/&gt;</text:span></text:p>
          <text:p text:style-name="P6"><text:span text:style-name="T2"><text:s text:c="9"/></text:span><text:span text:style-name="T2">&lt;FieldFormatPositionConcept/&gt;</text:span></text:p>
          <text:p text:style-name="P6"><text:span text:style-name="T2"><text:s text:c="9"/></text:span><text:span text:style-name="T2">&lt;ColumnHeader/&gt;</text:span></text:p>
          <text:p text:style-name="P6"><text:span text:style-name="T2"><text:s text:c="9"/></text:span><text:span text:style-name="T2">&lt;AlphabeticIdentifier/&gt;</text:span></text:p>
          <text:p text:style-name="P6"><text:span text:style-name="T2"><text:s text:c="9"/></text:span><text:span text:style-name="T2">&lt;Justification/&gt;</text:span></text:p>
          <text:p text:style-name="P6"><text:span text:style-name="T2"><text:s text:c="9"/></text:span><text:span text:style-name="T2">&lt;FieldDescriptor/&gt;</text:span></text:p>
          <text:p text:style-name="P6"><text:span text:style-name="T2"><text:s text:c="9"/></text:span><text:span text:style-name="T2">&lt;AssignedFfirnFudUseDescription/&gt;</text:span></text:p>
          <text:p text:style-name="P6"><text:span text:style-name="T2"><text:s text:c="9"/></text:span><text:span text:style-name="T2">&lt;FieldFormatIndexReferenceNumber/&gt;</text:span></text:p>
          <text:p text:style-name="P6"><text:span text:style-name="T2"><text:s text:c="9"/></text:span><text:span text:style-name="T2">&lt;FieldFormatName/&gt;</text:span></text:p>
          <text:p text:style-name="P6"><text:span text:style-name="T2"><text:s text:c="9"/></text:span><text:span text:style-name="T2">&lt;FieldFormatStructure/&gt;</text:span></text:p>
          <text:p text:style-name="P6"><text:span text:style-name="T2"><text:s text:c="9"/></text:span><text:span text:style-name="T2">&lt;FieldFormatDefinition/&gt;</text:span></text:p>
          <text:p text:style-name="P6"><text:span text:style-name="T2"><text:s text:c="9"/></text:span><text:span text:style-name="T2">&lt;FieldFormatRemark/&gt;</text:span></text:p>
          <text:p text:style-name="P6"><text:span text:style-name="T2"><text:s text:c="9"/></text:span><text:span text:style-name="T2">&lt;FieldFormatRelatedDocument/&gt;</text:span></text:p>
          <text:p text:style-name="P6"><text:span text:style-name="T2"><text:s text:c="9"/></text:span><text:span text:style-name="T2">&lt;FieldFormatSponsor/&gt;</text:span></text:p>
          <text:p text:style-name="P6"><text:span text:style-name="T2">&lt;/appinfo&gt;</text:span></text:p>
        </draw:rect>
        <draw:rect draw:style-name="gr2" draw:text-style-name="P7" svg:width="3.8449in" svg:height="2.3524in" svg:x="3.8256in" svg:y="5.0701in">
          <text:p text:style-name="P6"><text:span text:style-name="T1">Refactor Field Elements in Sets.xsd:</text:span></text:p>
          <text:p text:style-name="P6"><text:span text:style-name="T2">&lt;appinfo&gt;</text:span></text:p>
          <text:p text:style-name="P6"><text:span text:style-name="T2"><text:s text:c="6"/></text:span><text:span text:style-name="T2">&lt;Field </text:span><text:span text:style-name="T3">name="</text:span><text:span text:style-name="T4">FieldFormatName or FieldDescriptor</text:span><text:span text:style-name="T3">" </text:span></text:p>
          <text:p text:style-name="P6"><text:span text:style-name="T3"><text:tab/></text:span><text:span text:style-name="T3">positionName="</text:span><text:span text:style-name="T4">FieldFormatPositionName</text:span><text:span text:style-name="T3">" </text:span></text:p>
          <text:p text:style-name="P6"><text:span text:style-name="T3"><text:tab/></text:span><text:span text:style-name="T3">position="</text:span><text:span text:style-name="T4">FieldFormatPositionNumber</text:span><text:span text:style-name="T3">"</text:span></text:p>
          <text:p text:style-name="P6"><text:span text:style-name="T3"><text:tab/></text:span><text:span text:style-name="T3">concept="</text:span><text:span text:style-name="T4">FieldFormatPositionConcept</text:span><text:span text:style-name="T3">"</text:span></text:p>
          <text:p text:style-name="P6"><text:span text:style-name="T3"><text:tab/></text:span><text:span text:style-name="T3">columnHeader="</text:span><text:span text:style-name="T4">ColumnHeader</text:span><text:span text:style-name="T3">"</text:span></text:p>
          <text:p text:style-name="P6"><text:span text:style-name="T3"><text:tab/></text:span><text:span text:style-name="T3">identifier="</text:span><text:span text:style-name="T4">AlphabeticIdentifier</text:span><text:span text:style-name="T3">"</text:span></text:p>
          <text:p text:style-name="P6"><text:span text:style-name="T3"><text:tab/></text:span><text:span text:style-name="T3">alignment="</text:span><text:span text:style-name="T4">Justification</text:span><text:span text:style-name="T3">"</text:span></text:p>
          <text:p text:style-name="P6"><text:span text:style-name="T3"><text:tab/></text:span><text:span text:style-name="T3">usage="</text:span><text:span text:style-name="T4">AssignedFfirnFudUseDescription</text:span><text:span text:style-name="T3">"</text:span></text:p>
          <text:p text:style-name="P6"><text:span text:style-name="T3"><text:tab/></text:span><text:span text:style-name="T3">remark="</text:span><text:span text:style-name="T4">FieldFormatRemark</text:span><text:span text:style-name="T3">" </text:span></text:p>
          <text:p text:style-name="P6"><text:span text:style-name="T3"><text:tab/></text:span><text:span text:style-name="T3">sponsor="</text:span><text:span text:style-name="T4">FieldFormatSponsor</text:span><text:span text:style-name="T3">"</text:span><text:span text:style-name="T2">&gt;</text:span></text:p>
          <text:p text:style-name="P6"><text:span text:style-name="T2"><text:s text:c="7"/></text:span><text:span text:style-name="T2">&lt;Example&gt;SetFormatExample1&lt;/Example&gt;</text:span></text:p>
          <text:p text:style-name="P6"><text:span text:style-name="T2"><text:s text:c="7"/></text:span><text:span text:style-name="T2">&lt;Example&gt;SetFormatExample2&lt;/Example&gt;</text:span></text:p>
          <text:p text:style-name="P6"><text:span text:style-name="T2"><text:s text:c="7"/></text:span><text:span text:style-name="T2">&lt;Document&gt;FieldFormatRelatedDocument1&lt;/Document&gt;</text:span></text:p>
          <text:p text:style-name="P6"><text:span text:style-name="T2"><text:s text:c="7"/></text:span><text:span text:style-name="T2">&lt;Document&gt;FieldFormatRelatedDocument2&lt;/Document&gt;</text:span></text:p>
          <text:p text:style-name="P6"><text:span text:style-name="T2"><text:s text:c="7"/></text:span><text:span text:style-name="T2">&lt;/Field&gt;</text:span></text:p>
          <text:p text:style-name="P6"><text:span text:style-name="T2">&lt;/appinfo&gt;</text:span></text:p>
        </draw:rect>
        <draw:rect draw:style-name="gr2" draw:text-style-name="P7" svg:width="3.8449in" svg:height="2.685in" svg:x="3.8256in" svg:y="7.422in">
          <text:p text:style-name="P6"><text:span text:style-name="T1">Refactor Set Elements:</text:span></text:p>
          <text:p text:style-name="P6"><text:span text:style-name="T2">&lt;appinfo&gt;</text:span></text:p>
          <text:p text:style-name="P6"><text:span text:style-name="T2"><text:s text:c="9"/></text:span><text:span text:style-name="T2">&lt;Set </text:span><text:span text:style-name="T3">name="</text:span><text:span text:style-name="T4">SetFormatName</text:span><text:span text:style-name="T3">" </text:span></text:p>
          <text:p text:style-name="P6"><text:span text:style-name="T3"><text:tab/></text:span><text:span text:style-name="T3">id="</text:span><text:span text:style-name="T4">SetFormatIdentifier</text:span><text:span text:style-name="T3">" </text:span></text:p>
          <text:p text:style-name="P6"><text:span text:style-name="T3"><text:tab/></text:span><text:span text:style-name="T3">column="</text:span><text:span text:style-name="T4">ColumnarIndicator</text:span><text:span text:style-name="T3">" </text:span></text:p>
          <text:p text:style-name="P6"><text:span text:style-name="T3"><text:tab/></text:span><text:span text:style-name="T3">note="</text:span><text:span text:style-name="T4">SetFormatNote</text:span><text:span text:style-name="T3">" </text:span></text:p>
          <text:p text:style-name="P6"><text:span text:style-name="T3"><text:tab/></text:span><text:span text:style-name="T3">remark="</text:span><text:span text:style-name="T4">SetFormatRemark</text:span><text:span text:style-name="T3">" </text:span></text:p>
          <text:p text:style-name="P6"><text:span text:style-name="T3"><text:tab/></text:span><text:span text:style-name="T3">sponsor="</text:span><text:span text:style-name="T4">SetFormatSponsor</text:span><text:span text:style-name="T3">" </text:span></text:p>
          <text:p text:style-name="P6"><text:span text:style-name="T3"><text:tab/></text:span><text:span text:style-name="T3">version="</text:span><text:span text:style-name="T4">VersionIndicator</text:span><text:span text:style-name="T3">"</text:span><text:span text:style-name="T2">&gt;</text:span></text:p>
          <text:p text:style-name="P6"><text:span text:style-name="T2"><text:s text:c="10"/></text:span><text:span text:style-name="T2">&lt;Example&gt;SetFormatExample1&lt;/Example&gt;</text:span></text:p>
          <text:p text:style-name="P6"><text:span text:style-name="T2"><text:s text:c="10"/></text:span><text:span text:style-name="T2">&lt;Example&gt;SetFormatExample2&lt;/Example&gt;</text:span></text:p>
          <text:p text:style-name="P6"><text:span text:style-name="T2"><text:s text:c="10"/></text:span><text:span text:style-name="T2">&lt;Document&gt;SetFormatRelatedDocuments1&lt;/Document&gt;</text:span></text:p>
          <text:p text:style-name="P6"><text:span text:style-name="T2"><text:s text:c="10"/></text:span><text:span text:style-name="T2">&lt;Document&gt;SetFormatRelatedDocuments2&lt;/Document&gt;</text:span></text:p>
          <text:p text:style-name="P6"><text:span text:style-name="T2"><text:s text:c="8"/></text:span><text:span text:style-name="T2">&lt;/Set&gt;</text:span></text:p>
          <text:p text:style-name="P6"><text:span text:style-name="T2">&lt;/appinfo&gt;</text:span></text:p>
        </draw:rect>
        <draw:rect draw:style-name="gr2" draw:text-style-name="P7" svg:width="3.1559in" svg:height="1.1362in" svg:x="0.6701in" svg:y="8.9709in">
          <text:p text:style-name="P6"><text:span text:style-name="T1">Ommitted Baseline Field Elements: </text:span></text:p>
          <text:p text:style-name="P6"><text:span text:style-name="T2">&lt;appinfo&gt;</text:span></text:p>
          <text:p text:style-name="P6"><text:span text:style-name="T2"><text:s text:c="9"/></text:span><text:span text:style-name="T7">&lt;GroupOfFieldsIndicator/&gt;</text:span></text:p>
          <text:p text:style-name="P6"><text:span text:style-name="T2"><text:s text:c="9"/></text:span><text:span text:style-name="T7">&lt;RepeatabilityForGroupOfFields/&gt;</text:span></text:p>
          <text:p text:style-name="P6"><text:span text:style-name="T2"><text:s text:c="9"/></text:span><text:span text:style-name="T7">&lt;OccurrenceCategory/&gt;</text:span></text:p>
          <text:p text:style-name="P6"><text:span text:style-name="T2"><text:s text:c="9"/></text:span><text:span text:style-name="T7">&lt;FieldFormatIndexReferenceNumber/&gt;</text:span></text:p>
          <text:p text:style-name="P6"><text:span text:style-name="T2"><text:s text:c="9"/></text:span><text:span text:style-name="T7">&lt;FieldFormatStructure/&gt;</text:span></text:p>
          <text:p text:style-name="P6"><text:span text:style-name="T2">&lt;/appinfo&gt;</text:span></text:p>
        </draw:rect>
        <draw:frame draw:style-name="gr3" draw:text-style-name="P9" svg:width="2.7398in" svg:height="0.2398in" svg:x="2.6657in" svg:y="10.1902in">
          <draw:text-box>
            <text:p text:style-name="P8"><text:span text:style-name="T6">Table 2: Re-factor of appinfo items for Sets.</text:span></text:p>
          </draw:text-box>
        </draw:frame>
      </draw:g>
      <draw:g text:anchor-type="page" text:anchor-page-number="2" draw:z-index="2" draw:style-name="gr5">
        <draw:g draw:style-name="gr6">
          <draw:rect draw:style-name="gr2" draw:text-style-name="P7" svg:width="1.9768in" svg:height="4.2004in" svg:x="0.7299in" svg:y="0.3417in">
            <text:p text:style-name="P6"><text:span text:style-name="T1">Baseline Message Elements: </text:span></text:p>
            <text:p text:style-name="P6"><text:span text:style-name="T2">&lt;appinfo&gt;</text:span></text:p>
            <text:p text:style-name="P6"><text:span text:style-name="T2"><text:s text:c="7"/></text:span><text:span text:style-name="T2">&lt;MtfName/&gt;</text:span></text:p>
            <text:p text:style-name="P6"><text:span text:style-name="T2"><text:s text:c="7"/></text:span><text:span text:style-name="T2">&lt;MtfIdentifier/&gt;</text:span></text:p>
            <text:p text:style-name="P6"><text:span text:style-name="T2"><text:s text:c="7"/></text:span><text:span text:style-name="T2">&lt;MtfIndexReferenceNumber/&gt;</text:span></text:p>
            <text:p text:style-name="P6"><text:span text:style-name="T2"><text:s text:c="7"/></text:span><text:span text:style-name="T2">&lt;MtfSponsor/&gt;</text:span></text:p>
            <text:p text:style-name="P6"><text:span text:style-name="T2"><text:s text:c="7"/></text:span><text:span text:style-name="T2">&lt;MtfPurpose/&gt;</text:span></text:p>
            <text:p text:style-name="P6"><text:span text:style-name="T2"><text:s text:c="7"/></text:span><text:span text:style-name="T2">&lt;MtfRelatedDocument/&gt;</text:span></text:p>
            <text:p text:style-name="P6"><text:span text:style-name="T2"><text:s text:c="7"/></text:span><text:span text:style-name="T2">&lt;MtfRemark/&gt;</text:span></text:p>
            <text:p text:style-name="P6"><text:span text:style-name="T2"><text:s text:c="7"/></text:span><text:span text:style-name="T2">&lt;MtfNote/&gt;</text:span></text:p>
            <text:p text:style-name="P6"><text:span text:style-name="T2"><text:s text:c="7"/></text:span><text:span text:style-name="T2">&lt;MtfStructuralRelationship/&gt;</text:span></text:p>
            <text:p text:style-name="P6"><text:span text:style-name="T2"><text:s text:c="7"/></text:span><text:span text:style-name="T2">&lt;VersionIndicator/&gt;</text:span></text:p>
            <text:p text:style-name="P6"><text:span text:style-name="T2"><text:s text:c="7"/></text:span><text:span text:style-name="T2">&lt;AlternativeType/&gt;</text:span></text:p>
            <text:p text:style-name="P6"><text:span text:style-name="T2"><text:s text:c="7"/></text:span><text:span text:style-name="T2">&lt;SetFormatPositionName/&gt;</text:span></text:p>
            <text:p text:style-name="P6"><text:span text:style-name="T2"><text:s text:c="7"/></text:span><text:span text:style-name="T2">&lt;SetFormatPositionNumber/&gt;</text:span></text:p>
            <text:p text:style-name="P6"><text:span text:style-name="T2"><text:s text:c="7"/></text:span><text:span text:style-name="T2">&lt;SetFormatPositionConcept/&gt;</text:span></text:p>
            <text:p text:style-name="P6"><text:span text:style-name="T2"><text:s text:c="7"/></text:span><text:span text:style-name="T2">&lt;SetFormatPositionUseDescription/&gt;</text:span></text:p>
            <text:p text:style-name="P6"><text:span text:style-name="T2"><text:s text:c="7"/></text:span><text:span text:style-name="T2">&lt;OccurrenceCategory/&gt;</text:span></text:p>
            <text:p text:style-name="P6"><text:span text:style-name="T2"><text:s text:c="7"/></text:span><text:span text:style-name="T2">&lt;Repeatability/&gt;</text:span></text:p>
            <text:p text:style-name="P6"><text:span text:style-name="T2"><text:s text:c="7"/></text:span><text:span text:style-name="T2">&lt;SegmentStructureName/&gt;</text:span></text:p>
            <text:p text:style-name="P6"><text:span text:style-name="T2"><text:s text:c="7"/></text:span><text:span text:style-name="T2">&lt;SegmentStructureConcept/&gt;</text:span></text:p>
            <text:p text:style-name="P6"><text:span text:style-name="T2"><text:s text:c="7"/></text:span><text:span text:style-name="T2">&lt;SegmentStructureUseDescription/&gt;</text:span></text:p>
            <text:p text:style-name="P6"><text:span text:style-name="T2">&lt;/appinfo&gt;</text:span></text:p>
            <text:p text:style-name="P6"><text:span text:style-name="T1">Ommitted Message Elements:</text:span></text:p>
            <text:p text:style-name="P6"><text:span text:style-name="T2"><text:s/></text:span><text:span text:style-name="T2">&lt;appinfo&gt;</text:span></text:p>
            <text:p text:style-name="P6"><text:span text:style-name="T2"><text:s text:c="7"/></text:span><text:span text:style-name="T2">&lt;MtfIndexReferenceNumber/&gt;</text:span></text:p>
            <text:p text:style-name="P6"><text:span text:style-name="T2"><text:s text:c="7"/></text:span><text:span text:style-name="T2">&lt;MtfStructuralRelationship/&gt;</text:span></text:p>
            <text:p text:style-name="P6"><text:span text:style-name="T2"><text:s text:c="7"/></text:span><text:span text:style-name="T2">&lt;AlternativeType/&gt;</text:span></text:p>
            <text:p text:style-name="P6"><text:span text:style-name="T2"><text:s text:c="7"/></text:span><text:span text:style-name="T2">&lt;OccurrenceCategory/&gt;</text:span></text:p>
            <text:p text:style-name="P6"><text:span text:style-name="T2"><text:s text:c="7"/></text:span><text:span text:style-name="T2">&lt;Repeatability/&gt;</text:span></text:p>
            <text:p text:style-name="P6"><text:span text:style-name="T2"><text:s text:c="7"/></text:span><text:span text:style-name="T2">&lt;InitialSetFormatPosition/&gt;</text:span></text:p>
            <text:p text:style-name="P6"><text:span text:style-name="T2"><text:s/></text:span><text:span text:style-name="T2">&lt;/appinfo&gt;</text:span></text:p>
          </draw:rect>
          <draw:rect draw:style-name="gr2" draw:text-style-name="P7" svg:width="2.8315in" svg:height="4.2004in" svg:x="4.8988in" svg:y="0.3417in">
            <text:p text:style-name="P6"><text:span text:style-name="T1">Refactor Message Elements:</text:span></text:p>
            <text:p text:style-name="P6"><text:span text:style-name="T2">&lt;appinfo&gt;</text:span></text:p>
            <text:p text:style-name="P6"><text:span text:style-name="T2"><text:s text:c="7"/></text:span><text:span text:style-name="T2">&lt;Msg </text:span><text:span text:style-name="T3">name="</text:span><text:span text:style-name="T8">MtfName</text:span><text:span text:style-name="T3">"</text:span></text:p>
            <text:p text:style-name="P6"><text:span text:style-name="T3"><text:tab/></text:span><text:span text:style-name="T3">identifier="</text:span><text:span text:style-name="T8">MtfIdentifier</text:span><text:span text:style-name="T3">" </text:span></text:p>
            <text:p text:style-name="P6"><text:span text:style-name="T3"><text:tab/></text:span><text:span text:style-name="T3">sponsor="</text:span><text:span text:style-name="T8">MtfSponsor</text:span><text:span text:style-name="T3">" </text:span></text:p>
            <text:p text:style-name="P6"><text:span text:style-name="T3"><text:tab/></text:span><text:span text:style-name="T3">purpose="</text:span><text:span text:style-name="T8">MtfPurpose</text:span><text:span text:style-name="T3">" </text:span></text:p>
            <text:p text:style-name="P6"><text:span text:style-name="T3"><text:tab/></text:span><text:span text:style-name="T3">remark="</text:span><text:span text:style-name="T8">MtfRemark</text:span><text:span text:style-name="T3">" </text:span></text:p>
            <text:p text:style-name="P6"><text:span text:style-name="T3"><text:tab/></text:span><text:span text:style-name="T3">note="</text:span><text:span text:style-name="T8">MtfNote</text:span><text:span text:style-name="T3">"</text:span></text:p>
            <text:p text:style-name="P6"><text:span text:style-name="T3"><text:tab/></text:span><text:span text:style-name="T3">version="</text:span><text:span text:style-name="T8">VersionIndicator</text:span><text:span text:style-name="T3">"</text:span><text:span text:style-name="T2">&gt;</text:span></text:p>
            <text:p text:style-name="P6"><text:span text:style-name="T2"><text:tab/></text:span><text:span text:style-name="T2">&lt;Document&gt;MtfRelatedDocument1&lt;/Document&gt;</text:span></text:p>
            <text:p text:style-name="P6"><text:span text:style-name="T2"><text:tab/></text:span><text:span text:style-name="T2">&lt;Document&gt;MtfRelatedDocument2&lt;/Document&gt;</text:span></text:p>
            <text:p text:style-name="P6"><text:span text:style-name="T2"><text:s text:c="8"/></text:span><text:span text:style-name="T2">&lt;/Msg&gt;</text:span></text:p>
            <text:p text:style-name="P6"><text:span text:style-name="T2">&lt;/appinfo&gt;</text:span></text:p>
            <text:p text:style-name="P6"><text:span text:style-name="T1">Refactor Segment Elements:</text:span></text:p>
            <text:p text:style-name="P6"><text:span text:style-name="T9">&lt;appinfo&gt;</text:span></text:p>
            <text:p text:style-name="P6"><text:span text:style-name="T9"><text:s text:c="7"/></text:span><text:span text:style-name="T9">&lt;Segment </text:span><text:span text:style-name="T10">name="</text:span><text:span text:style-name="T11">SegmentStructureName</text:span><text:span text:style-name="T10">" </text:span></text:p>
            <text:p text:style-name="P6"><text:span text:style-name="T10"><text:tab/></text:span><text:span text:style-name="T10"> <text:s text:c="5"/></text:span><text:span text:style-name="T10">concept="</text:span><text:span text:style-name="T11">SegmentStructureConcept</text:span><text:span text:style-name="T10">" </text:span></text:p>
            <text:p text:style-name="P6"><text:span text:style-name="T10"><text:tab/></text:span><text:span text:style-name="T10"> <text:s text:c="5"/></text:span><text:span text:style-name="T10">usage="</text:span><text:span text:style-name="T11">SegmentStructureUseDescription</text:span><text:span text:style-name="T10">"</text:span><text:span text:style-name="T9">/&gt;</text:span></text:p>
            <text:p text:style-name="P6"><text:span text:style-name="T9">&lt;/appinfo</text:span><text:span text:style-name="T12">&gt;</text:span></text:p>
            <text:p text:style-name="P6"><text:span text:style-name="T1">Refactor Set Elements:</text:span></text:p>
            <text:p text:style-name="P6"><text:span text:style-name="T9">&lt;appinfo&gt;</text:span></text:p>
            <text:p text:style-name="P6"><text:span text:style-name="T9"><text:s text:c="9"/></text:span><text:span text:style-name="T9">&lt;Set </text:span><text:span text:style-name="T10">positionName="</text:span><text:span text:style-name="T11">SetFormatPositionName</text:span><text:span text:style-name="T10">" </text:span></text:p>
            <text:p text:style-name="P6"><text:span text:style-name="T10"><text:tab/></text:span><text:span text:style-name="T10">position="</text:span><text:span text:style-name="T11">SetFormatPositionNumber</text:span><text:span text:style-name="T10">" </text:span></text:p>
            <text:p text:style-name="P6"><text:span text:style-name="T10"><text:tab/></text:span><text:span text:style-name="T10">concept="</text:span><text:span text:style-name="T11">SetFormatPositionConcept</text:span><text:span text:style-name="T10">"</text:span></text:p>
            <text:p text:style-name="P6"><text:span text:style-name="T10"><text:tab/></text:span><text:span text:style-name="T10">usage="</text:span><text:span text:style-name="T11">SetFormatPositionUseDescription</text:span><text:span text:style-name="T10">"</text:span><text:span text:style-name="T9">/&gt;</text:span></text:p>
            <text:p text:style-name="P6"><text:span text:style-name="T9">&lt;/appinfo&gt;</text:span></text:p>
          </draw:rect>
          <draw:rect draw:style-name="gr2" draw:text-style-name="P7" svg:width="2.1925in" svg:height="4.2004in" svg:x="2.7063in" svg:y="0.3417in">
            <text:p text:style-name="P6"><text:span text:style-name="T1">Ommitted Baseline Field Elements: </text:span></text:p>
            <text:p text:style-name="P6"><text:span text:style-name="T2">&lt;appinfo&gt;</text:span></text:p>
            <text:p text:style-name="P6"><text:span text:style-name="T2"><text:s text:c="9"/></text:span><text:span text:style-name="T2">&lt;FieldFormatIndexReferenceNumber/&gt;</text:span></text:p>
            <text:p text:style-name="P6"><text:span text:style-name="T2"><text:s text:c="8"/></text:span><text:span text:style-name="T2">&lt;FudNumber/&gt;</text:span></text:p>
            <text:p text:style-name="P6"><text:span text:style-name="T2"><text:s text:c="8"/></text:span><text:span text:style-name="T2">&lt;MinimumLength/&gt;</text:span></text:p>
            <text:p text:style-name="P6"><text:span text:style-name="T2"><text:s text:c="8"/></text:span><text:span text:style-name="T2">&lt;MaximumLength/&gt;</text:span></text:p>
            <text:p text:style-name="P6"><text:span text:style-name="T2"><text:s text:c="8"/></text:span><text:span text:style-name="T2">&lt;LengthLimitation/&gt;</text:span></text:p>
            <text:p text:style-name="P6"><text:span text:style-name="T2"><text:s text:c="8"/></text:span><text:span text:style-name="T2">&lt;UnitOfMeasure/&gt;</text:span></text:p>
            <text:p text:style-name="P6"><text:span text:style-name="T2"><text:s text:c="8"/></text:span><text:span text:style-name="T2">&lt;Type/&gt;</text:span></text:p>
            <text:p text:style-name="P6"><text:span text:style-name="T2"><text:s text:c="8"/></text:span><text:span text:style-name="T2">&lt;EntryType/&gt;</text:span></text:p>
            <text:p text:style-name="P6"><text:span text:style-name="T2"><text:s text:c="8"/></text:span><text:span text:style-name="T2">&lt;DataType/&gt;</text:span></text:p>
            <text:p text:style-name="P6"><text:span text:style-name="T2"><text:s text:c="8"/></text:span><text:span text:style-name="T2">&lt;MtfRegularExpression/&gt;</text:span></text:p>
            <text:p text:style-name="P6"><text:span text:style-name="T2"><text:s text:c="8"/></text:span><text:span text:style-name="T2">&lt;MinimumInclusiveValue/&gt;</text:span></text:p>
            <text:p text:style-name="P6"><text:span text:style-name="T2"><text:s text:c="8"/></text:span><text:span text:style-name="T2">&lt;MaximumInclusiveValue/&gt;</text:span></text:p>
            <text:p text:style-name="P6"><text:span text:style-name="T2"><text:s text:c="8"/></text:span><text:span text:style-name="T2">&lt;LengthVariable/&gt;</text:span></text:p>
            <text:p text:style-name="P6"><text:span text:style-name="T2"><text:s text:c="8"/></text:span><text:span text:style-name="T2">&lt;MinimumDecimalPlaces/&gt;</text:span></text:p>
            <text:p text:style-name="P6"><text:span text:style-name="T2"><text:s text:c="8"/></text:span><text:span text:style-name="T2">&lt;MaximumDecimalPlaces/&gt;</text:span></text:p>
            <text:p text:style-name="P6"><text:span text:style-name="T2"><text:s text:c="8"/></text:span><text:span text:style-name="T2">&lt;ElementalFfirnFudnSequence/&gt;</text:span></text:p>
            <text:p text:style-name="P6"><text:span text:style-name="T2">&lt;/appinfo&gt;</text:span></text:p>
            <text:p text:style-name="P6"><text:span text:style-name="T1">Ommitted Baseline Enumeration Elements:</text:span></text:p>
            <text:p text:style-name="P6"><text:span text:style-name="T13"><text:s/></text:span><text:span text:style-name="T2">&lt;appinfo&gt;</text:span></text:p>
            <text:p text:style-name="P6"><text:span text:style-name="T2"><text:s text:c="6"/></text:span><text:span text:style-name="T2">&lt;EntryType/&gt;</text:span></text:p>
            <text:p text:style-name="P6"><text:span text:style-name="T2"><text:s text:c="6"/></text:span><text:span text:style-name="T2">&lt;DataType/&gt;</text:span></text:p>
            <text:p text:style-name="P6"><text:span text:style-name="T2"><text:s text:c="6"/></text:span><text:span text:style-name="T2">&lt;Explanation/&gt;</text:span></text:p>
            <text:p text:style-name="P6"><text:span text:style-name="T2"><text:s text:c="6"/></text:span><text:span text:style-name="T2">&lt;DataItem/&gt;</text:span></text:p>
            <text:p text:style-name="P6"><text:span text:style-name="T2"><text:s/></text:span><text:span text:style-name="T2">&lt;/appinfo&gt;</text:span></text:p>
          </draw:rect>
        </draw:g>
        <draw:frame draw:style-name="gr3" draw:text-style-name="P9" svg:width="2.8232in" svg:height="0.2398in" svg:x="2.8335in" svg:y="4.6201in">
          <draw:text-box>
            <text:p text:style-name="P8"><text:span text:style-name="T6">Table 3: Re-factor of appinfo items for Messages.</text:span></text:p>
          </draw:text-box>
        </draw:frame>
      </draw:g>
      <draw:g text:anchor-type="page" text:anchor-page-number="2" draw:z-index="3" draw:style-name="gr5">
        <draw:rect draw:style-name="gr7" draw:text-style-name="P11" svg:width="3.5004in" svg:height="1.0004in" svg:x="0.7098in" svg:y="4.9654in">
          <text:p text:style-name="P10"><text:span text:style-name="T14">&lt;complexType</text:span><text:span text:style-name="T2"> </text:span><text:span text:style-name="T3">name="</text:span><text:span text:style-name="T4">FieldStringBaseType</text:span><text:span text:style-name="T3">"</text:span><text:span text:style-name="T2">&gt;</text:span><text:span text:style-name="T2"><text:line-break/></text:span><text:span text:style-name="T2"> <text:s text:c="5"/>&lt;simpleContent&gt;</text:span><text:span text:style-name="T2"><text:line-break/></text:span><text:span text:style-name="T2"> <text:s text:c="8"/>&lt;extension </text:span><text:span text:style-name="T3">base="</text:span><text:span text:style-name="T4">xsd:string</text:span><text:span text:style-name="T3">"</text:span><text:span text:style-name="T2">&gt;</text:span><text:span text:style-name="T2"><text:line-break/></text:span><text:span text:style-name="T2"> <text:s text:c="11"/>&lt;attributeGroup </text:span><text:span text:style-name="T3">ref="</text:span><text:span text:style-name="T4">ism:SecurityAttributesOptionGroup</text:span><text:span text:style-name="T3">"</text:span><text:span text:style-name="T2">/&gt;</text:span><text:span text:style-name="T2"><text:line-break/></text:span><text:span text:style-name="T2"> <text:s text:c="8"/>&lt;/extension&gt;</text:span><text:span text:style-name="T2"><text:line-break/></text:span><text:span text:style-name="T2"> <text:s text:c="5"/>&lt;/simpleContent&gt;</text:span><text:span text:style-name="T2"><text:line-break/></text:span><text:span text:style-name="T2">&lt;/complexType&gt;</text:span></text:p>
        </draw:rect>
        <draw:rect draw:style-name="gr7" draw:text-style-name="P11" svg:width="3.5004in" svg:height="1.0004in" svg:x="4.2098in" svg:y="4.9654in">
          <text:p text:style-name="P10"><text:span text:style-name="T2">&lt;complexType </text:span><text:span text:style-name="T3">name="</text:span><text:span text:style-name="T4">FieldEnumeratedBaseType</text:span><text:span text:style-name="T3">"</text:span><text:span text:style-name="T2">&gt;</text:span></text:p>
          <text:p text:style-name="P10"><text:span text:style-name="T2"><text:s text:c="6"/></text:span><text:span text:style-name="T2">&lt;simpleContent&gt;</text:span></text:p>
          <text:p text:style-name="P10"><text:span text:style-name="T2"><text:s text:c="9"/></text:span><text:span text:style-name="T2">&lt;extension </text:span><text:span text:style-name="T3">base="</text:span><text:span text:style-name="T4">xsd:string</text:span><text:span text:style-name="T3">"</text:span><text:span text:style-name="T2">&gt;</text:span></text:p>
          <text:p text:style-name="P10"><text:span text:style-name="T2"><text:s text:c="12"/></text:span><text:span text:style-name="T2">&lt;attributeGroup </text:span><text:span text:style-name="T3">ref="</text:span><text:span text:style-name="T4">ism:SecurityAttributesOptionGroup</text:span><text:span text:style-name="T3">"</text:span><text:span text:style-name="T2">/&gt;</text:span></text:p>
          <text:p text:style-name="P10"><text:span text:style-name="T2"><text:s text:c="9"/></text:span><text:span text:style-name="T2">&lt;/extension&gt;</text:span></text:p>
          <text:p text:style-name="P10"><text:span text:style-name="T2"><text:s text:c="6"/></text:span><text:span text:style-name="T2">&lt;/simpleContent&gt;</text:span></text:p>
          <text:p text:style-name="P10"><text:span text:style-name="T2"><text:s/></text:span><text:span text:style-name="T2">&lt;/complexType&gt;</text:span></text:p>
        </draw:rect>
        <draw:rect draw:style-name="gr7" draw:text-style-name="P11" svg:width="3.5004in" svg:height="1.0004in" svg:x="0.7098in" svg:y="5.9654in">
          <text:p text:style-name="P10"><text:span text:style-name="T2">&lt;complexType </text:span><text:span text:style-name="T3">name="</text:span><text:span text:style-name="T4">FieldIntegerBaseType</text:span><text:span text:style-name="T3">"</text:span><text:span text:style-name="T2">&gt;</text:span></text:p>
          <text:p text:style-name="P10"><text:span text:style-name="T2"><text:s text:c="6"/></text:span><text:span text:style-name="T2">&lt;simpleContent&gt;</text:span></text:p>
          <text:p text:style-name="P10"><text:span text:style-name="T2"><text:s text:c="9"/></text:span><text:span text:style-name="T2">&lt;extension</text:span><text:span text:style-name="T3"> base="</text:span><text:span text:style-name="T4">xsd:integer</text:span><text:span text:style-name="T3">"</text:span><text:span text:style-name="T2">&gt;</text:span></text:p>
          <text:p text:style-name="P10"><text:span text:style-name="T2"><text:s text:c="12"/></text:span><text:span text:style-name="T2">&lt;attributeGroup </text:span><text:span text:style-name="T3">ref="</text:span><text:span text:style-name="T4">ism:SecurityAttributesOptionGroup</text:span><text:span text:style-name="T3">"</text:span><text:span text:style-name="T2">/&gt;</text:span></text:p>
          <text:p text:style-name="P10"><text:span text:style-name="T2"><text:s text:c="9"/></text:span><text:span text:style-name="T2">&lt;/extension&gt;</text:span></text:p>
          <text:p text:style-name="P10"><text:span text:style-name="T2"><text:s text:c="6"/></text:span><text:span text:style-name="T2">&lt;/simpleContent&gt;</text:span></text:p>
          <text:p text:style-name="P10"><text:span text:style-name="T2"><text:s/></text:span><text:span text:style-name="T2">&lt;/complexType&gt;</text:span></text:p>
        </draw:rect>
        <draw:rect draw:style-name="gr7" draw:text-style-name="P11" svg:width="3.5004in" svg:height="1.0004in" svg:x="4.2098in" svg:y="5.9654in">
          <text:p text:style-name="P10"><text:span text:style-name="T2">&lt;complexType</text:span><text:span text:style-name="T3"> name="</text:span><text:span text:style-name="T4">FieldDecimalBaseType</text:span><text:span text:style-name="T3">"</text:span><text:span text:style-name="T2">&gt;</text:span></text:p>
          <text:p text:style-name="P10"><text:span text:style-name="T2"><text:s text:c="6"/></text:span><text:span text:style-name="T2">&lt;simpleContent&gt;</text:span></text:p>
          <text:p text:style-name="P10"><text:span text:style-name="T2"><text:s text:c="9"/></text:span><text:span text:style-name="T2">&lt;extension </text:span><text:span text:style-name="T3">base="</text:span><text:span text:style-name="T4">xsd:decimal</text:span><text:span text:style-name="T3">"</text:span><text:span text:style-name="T2">&gt;</text:span></text:p>
          <text:p text:style-name="P10"><text:span text:style-name="T2"><text:s text:c="12"/></text:span><text:span text:style-name="T2">&lt;attributeGroup </text:span><text:span text:style-name="T3">ref="</text:span><text:span text:style-name="T4">ism:SecurityAttributesOptionGroup</text:span><text:span text:style-name="T3">"</text:span><text:span text:style-name="T2">/&gt;</text:span></text:p>
          <text:p text:style-name="P10"><text:span text:style-name="T2"><text:s text:c="9"/></text:span><text:span text:style-name="T2">&lt;/extension&gt;</text:span></text:p>
          <text:p text:style-name="P10"><text:span text:style-name="T2"><text:s text:c="6"/></text:span><text:span text:style-name="T2">&lt;/simpleContent&gt;</text:span></text:p>
          <text:p text:style-name="P10"><text:span text:style-name="T2"><text:s text:c="2"/></text:span><text:span text:style-name="T2">&lt;/complexType&gt;</text:span></text:p>
        </draw:rect>
        <draw:frame draw:style-name="gr3" draw:text-style-name="P9" svg:width="2.8232in" svg:height="0.2398in" svg:x="2.8752in" svg:y="7.0634in">
          <draw:text-box>
            <text:p text:style-name="P8"><text:span text:style-name="T6">Table 4: Field Base Types.</text:span></text:p>
          </draw:text-box>
        </draw:frame>
      </draw:g>
      <draw:g text:anchor-type="page" text:anchor-page-number="2" draw:z-index="4" draw:style-name="gr8">
        <draw:rect draw:style-name="gr9" draw:text-style-name="P12" svg:width="3.2969in" svg:height="2.9496in" svg:x="0.7055in" svg:y="7.3862in">
          <text:p text:style-name="P10"><text:span text:style-name="T15">Baseline String Field Global Types: </text:span></text:p>
          <text:p text:style-name="P10"><text:span text:style-name="T15"/></text:p>
          <text:p text:style-name="P10"><text:span text:style-name="T2">&lt;simpleType </text:span><text:span text:style-name="T3">name="StringElementType"</text:span><text:span text:style-name="T2">&gt;</text:span></text:p>
          <text:p text:style-name="P10"><text:span text:style-name="T2"><text:s text:c="6"/></text:span><text:span text:style-name="T2">&lt;annotation/&gt;</text:span></text:p>
          <text:p text:style-name="P10"><text:span text:style-name="T2"><text:s text:c="12"/></text:span><text:span text:style-name="T2">&lt;restriction </text:span><text:span text:style-name="T3">base="string"</text:span><text:span text:style-name="T2">&gt;</text:span></text:p>
          <text:p text:style-name="P10"><text:span text:style-name="T2"><text:s text:c="17"/></text:span><text:span text:style-name="T2">&lt;annotation/&gt;</text:span></text:p>
          <text:p text:style-name="P10"><text:span text:style-name="T2"><text:s text:c="23"/></text:span><text:span text:style-name="T2">&lt;minLength</text:span><text:span text:style-name="T3"> value="1"</text:span><text:span text:style-name="T2">/&gt;</text:span></text:p>
          <text:p text:style-name="P10"><text:span text:style-name="T2"><text:s text:c="23"/></text:span><text:span text:style-name="T2">&lt;maxLength </text:span><text:span text:style-name="T3">value="8"</text:span><text:span text:style-name="T2">/&gt;</text:span></text:p>
          <text:p text:style-name="P10"><text:span text:style-name="T2"><text:s text:c="23"/></text:span><text:span text:style-name="T2">&lt;pattern </text:span><text:span text:style-name="T3">value="[\-\.,\(\)\?A-Z0-9&amp;#x20;]{1,8}"</text:span><text:span text:style-name="T2">/&gt;</text:span></text:p>
          <text:p text:style-name="P10"><text:span text:style-name="T2"><text:s text:c="11"/></text:span><text:span text:style-name="T2">&lt;/restriction&gt;</text:span></text:p>
          <text:p text:style-name="P10"><text:span text:style-name="T2">&lt;/simpleType&gt;</text:span></text:p>
          <text:p text:style-name="P10"><text:span text:style-name="T2">&lt;elemen</text:span><text:span text:style-name="T3">t name="String" type="StringElementType"</text:span><text:span text:style-name="T2">/&gt;</text:span></text:p>
        </draw:rect>
        <draw:rect draw:style-name="gr7" draw:text-style-name="P11" svg:width="3.7031in" svg:height="2.9504in" svg:x="4.0028in" svg:y="7.3862in">
          <text:p text:style-name="P10"><text:span text:style-name="T15">Refactor String Field Global Types: </text:span></text:p>
          <text:p text:style-name="P10"><text:span text:style-name="T15"/></text:p>
          <text:p text:style-name="P10"><text:span text:style-name="T2">&lt;complexType </text:span><text:span text:style-name="T3">name="</text:span><text:span text:style-name="T4">AlphaNumericBlankSpecialTextType</text:span><text:span text:style-name="T3">"</text:span><text:span text:style-name="T2">&gt;</text:span></text:p>
          <text:p text:style-name="P10"><text:span text:style-name="T2"><text:s text:c="7"/></text:span><text:span text:style-name="T2">&lt;simpleContent&gt;</text:span></text:p>
          <text:p text:style-name="P10"><text:span text:style-name="T2"><text:s text:c="16"/></text:span><text:span text:style-name="T2">&lt;restriction </text:span><text:span text:style-name="T3">base="</text:span><text:span text:style-name="T4">FieldStringBaseType</text:span><text:span text:style-name="T3">"</text:span><text:span text:style-name="T2">&gt;</text:span></text:p>
          <text:p text:style-name="P10"><text:span text:style-name="T2"><text:s text:c="23"/></text:span><text:span text:style-name="T2">&lt;pattern</text:span><text:span text:style-name="T3"> value="</text:span><text:span text:style-name="T4">[\-\.,\(\)\?A-Z0-9 ]+</text:span><text:span text:style-name="T3">"</text:span><text:span text:style-name="T2">/&gt;</text:span></text:p>
          <text:p text:style-name="P10"><text:span text:style-name="T2"><text:s text:c="16"/></text:span><text:span text:style-name="T2">&lt;/restriction&gt;</text:span></text:p>
          <text:p text:style-name="P10"><text:span text:style-name="T2"><text:s text:c="7"/></text:span><text:span text:style-name="T2">&lt;/simpleContent&gt;</text:span></text:p>
          <text:p text:style-name="P10"><text:span text:style-name="T2">&lt;/complexType&gt;</text:span></text:p>
          <text:p text:style-name="P10"><text:span text:style-name="T2"/></text:p>
          <text:p text:style-name="P10"><text:span text:style-name="T15">Refactor String Field Global Elements: </text:span></text:p>
          <text:p text:style-name="P10"><text:span text:style-name="T2"/></text:p>
          <text:p text:style-name="P10"><text:span text:style-name="T2">&lt;element</text:span><text:span text:style-name="T3"> name="</text:span><text:span text:style-name="T4">String</text:span><text:span text:style-name="T3">"</text:span><text:span text:style-name="T2">&gt;</text:span></text:p>
          <text:p text:style-name="P10"><text:span text:style-name="T2"><text:s text:c="8"/></text:span><text:span text:style-name="T2">&lt;complexType&gt;</text:span></text:p>
          <text:p text:style-name="P10"><text:span text:style-name="T2"><text:s text:c="17"/></text:span><text:span text:style-name="T2">&lt;simpleContent&gt;</text:span></text:p>
          <text:p text:style-name="P10"><text:span text:style-name="T2"><text:s text:c="25"/></text:span><text:span text:style-name="T2">&lt;restriction</text:span><text:span text:style-name="T3"> base="</text:span><text:span text:style-name="T4">AlphaNumericBlankSpecialTextType</text:span><text:span text:style-name="T3">"</text:span><text:span text:style-name="T2">&gt;</text:span></text:p>
          <text:p text:style-name="P10"><text:span text:style-name="T2"><text:s text:c="32"/></text:span><text:span text:style-name="T2">&lt;minLength </text:span><text:span text:style-name="T3">value="</text:span><text:span text:style-name="T4">1</text:span><text:span text:style-name="T3">"</text:span><text:span text:style-name="T2">/&gt;</text:span></text:p>
          <text:p text:style-name="P10"><text:span text:style-name="T2"><text:s text:c="32"/></text:span><text:span text:style-name="T2">&lt;maxLength</text:span><text:span text:style-name="T3"> value="</text:span><text:span text:style-name="T4">8</text:span><text:span text:style-name="T3">"</text:span><text:span text:style-name="T2">/&gt;</text:span></text:p>
          <text:p text:style-name="P10"><text:span text:style-name="T2"><text:s text:c="26"/></text:span><text:span text:style-name="T2">&lt;/restriction&gt;</text:span></text:p>
          <text:p text:style-name="P10"><text:span text:style-name="T2"><text:s text:c="18"/></text:span><text:span text:style-name="T2">&lt;/simpleContent&gt;</text:span></text:p>
          <text:p text:style-name="P10"><text:span text:style-name="T2"><text:s text:c="8"/></text:span><text:span text:style-name="T2">&lt;/complexType&gt;</text:span></text:p>
          <text:p text:style-name="P10"><text:span text:style-name="T2">&lt;/element&gt;</text:span></text:p>
        </draw:rect>
        <draw:frame draw:style-name="gr10" draw:text-style-name="P9" svg:width="3.1878in" svg:height="0.1878in" svg:x="2.6248in" svg:y="10.3996in">
          <draw:text-box>
            <text:p text:style-name="P8"><text:span text:style-name="T6">Table 4: Re-factor of String Fields</text:span></text:p>
          </draw:text-box>
        </draw:frame>
      </draw:g>
      <draw:frame text:anchor-type="page" text:anchor-page-number="3" draw:z-index="5" draw:style-name="gr11" draw:text-style-name="P9" svg:width="3.1878in" svg:height="0.1878in" svg:x="2.7811in" svg:y="4.5563in">
        <draw:text-box>
          <text:p text:style-name="P8"><text:span text:style-name="T6">Table 6: Re-Factor of <text:s/>Integer Fields</text:span></text:p>
        </draw:text-box>
      </draw:frame>
      <draw:rect text:anchor-type="page" text:anchor-page-number="3" draw:z-index="6" draw:style-name="gr12" draw:text-style-name="P12" svg:width="3.5004in" svg:height="1.8205in" svg:x="0.7429in" svg:y="2.6701in">
        <text:p text:style-name="P10"><text:span text:style-name="T15"/></text:p>
        <text:p text:style-name="P10"><text:span text:style-name="T15">Baseline Enumerated Field Global Types: </text:span></text:p>
        <text:p text:style-name="P10"><text:span text:style-name="T15"/></text:p>
        <text:p text:style-name="P10"><text:span text:style-name="T2">&lt;simpleType </text:span><text:span text:style-name="T3">name="EnumerationElement</text:span><text:span text:style-name="T4">Type</text:span><text:span text:style-name="T3">"</text:span><text:span text:style-name="T2">&gt;</text:span></text:p>
        <text:p text:style-name="P10"><text:span text:style-name="T2"><text:s text:c="7"/></text:span><text:span text:style-name="T2">&lt;restriction </text:span><text:span text:style-name="T3">base="</text:span><text:span text:style-name="T4">string</text:span><text:span text:style-name="T3">"</text:span><text:span text:style-name="T2">&gt;</text:span></text:p>
        <text:p text:style-name="P10"><text:span text:style-name="T2"><text:s text:c="15"/></text:span><text:span text:style-name="T2">&lt;enumeration </text:span><text:span text:style-name="T3">value="</text:span><text:span text:style-name="T4">YES</text:span><text:span text:style-name="T3">"</text:span><text:span text:style-name="T2">/&gt;</text:span></text:p>
        <text:p text:style-name="P10"><text:span text:style-name="T2"><text:s text:c="16"/></text:span><text:span text:style-name="T2">&lt;enumeration</text:span><text:span text:style-name="T3"> value="</text:span><text:span text:style-name="T4">NO</text:span><text:span text:style-name="T3">"</text:span><text:span text:style-name="T2">/&gt;</text:span></text:p>
        <text:p text:style-name="P10"><text:span text:style-name="T2"><text:s text:c="7"/></text:span><text:span text:style-name="T2">&lt;/restriction&gt;</text:span></text:p>
        <text:p text:style-name="P10"><text:span text:style-name="T2">&lt;/simpleType&gt; <text:s/></text:span></text:p>
        <text:p text:style-name="P10"><text:span text:style-name="T2"/></text:p>
        <text:p text:style-name="P10"><text:span text:style-name="T2">&lt;element </text:span><text:span text:style-name="T3">name="EnumerationElement" type="</text:span><text:span text:style-name="T4">YesNoType</text:span><text:span text:style-name="T3">"</text:span><text:span text:style-name="T2">/&gt;</text:span></text:p>
      </draw:rect>
      <draw:rect text:anchor-type="page" text:anchor-page-number="3" draw:z-index="7" draw:style-name="gr12" draw:text-style-name="P12" svg:width="3.5004in" svg:height="1.8205in" svg:x="4.2429in" svg:y="2.6701in">
        <text:p text:style-name="P10"><text:span text:style-name="T15"/></text:p>
        <text:p text:style-name="P10"><text:span text:style-name="T15">Refactor Enumerated Field Global Types: </text:span></text:p>
        <text:p text:style-name="P10"><text:span text:style-name="T15"/></text:p>
        <text:p text:style-name="P10"><text:span text:style-name="T2">&lt;complexType </text:span><text:span text:style-name="T3">name="</text:span><text:span text:style-name="T4">YesNoType</text:span><text:span text:style-name="T3">"</text:span><text:span text:style-name="T2">&gt;</text:span></text:p>
        <text:p text:style-name="P10"><text:span text:style-name="T2"><text:s text:c="5"/></text:span><text:span text:style-name="T2">&lt;simpleContent&gt;</text:span></text:p>
        <text:p text:style-name="P10"><text:span text:style-name="T2"><text:s text:c="10"/></text:span><text:span text:style-name="T2">&lt;restriction </text:span><text:span text:style-name="T3">base="</text:span><text:span text:style-name="T4">FieldEnumeratedBaseType</text:span><text:span text:style-name="T3">"</text:span><text:span text:style-name="T2">&gt;</text:span></text:p>
        <text:p text:style-name="P10"><text:span text:style-name="T2"><text:s text:c="13"/></text:span><text:span text:style-name="T2">&lt;enumeration </text:span><text:span text:style-name="T3">value="</text:span><text:span text:style-name="T4">YES</text:span><text:span text:style-name="T3">"</text:span><text:span text:style-name="T2">/&gt;</text:span></text:p>
        <text:p text:style-name="P10"><text:span text:style-name="T2"><text:s text:c="13"/></text:span><text:span text:style-name="T2">&lt;enumeration </text:span><text:span text:style-name="T3">value="</text:span><text:span text:style-name="T4">NO</text:span><text:span text:style-name="T3">"/</text:span><text:span text:style-name="T2">&gt;</text:span></text:p>
        <text:p text:style-name="P10"><text:span text:style-name="T2"><text:s text:c="10"/></text:span><text:span text:style-name="T2">&lt;/restriction&gt;</text:span></text:p>
        <text:p text:style-name="P10"><text:span text:style-name="T2"><text:s text:c="4"/></text:span><text:span text:style-name="T2">&lt;/simpleContent&gt;</text:span></text:p>
        <text:p text:style-name="P10"><text:span text:style-name="T2">&lt;/complexType&gt;</text:span></text:p>
        <text:p text:style-name="P10"><text:span text:style-name="T2"/></text:p>
        <text:p text:style-name="P10"><text:span text:style-name="T2">&lt;element </text:span><text:span text:style-name="T3">name="EnumerationElement" type="</text:span><text:span text:style-name="T4">YesNoType</text:span><text:span text:style-name="T3">"</text:span><text:span text:style-name="T2">/&gt;</text:span></text:p>
      </draw:rect>
      <draw:g text:anchor-type="page" text:anchor-page-number="3" draw:z-index="8" draw:style-name="gr5">
        <draw:rect draw:style-name="gr13" draw:text-style-name="P12" svg:width="3.5004in" svg:height="1.6504in" svg:x="0.7091in" svg:y="0.5327in">
          <text:p text:style-name="P10"><text:span text:style-name="T15"/></text:p>
          <text:p text:style-name="P10"><text:span text:style-name="T15">Baseline Integer Field Global Types and Elements: </text:span></text:p>
          <text:p text:style-name="P10"><text:span text:style-name="T15"/></text:p>
          <text:p text:style-name="P10"><text:span text:style-name="T2"><text:s/></text:span><text:span text:style-name="T2">&lt;simpleType </text:span><text:span text:style-name="T3">name="IntegerElementType"</text:span><text:span text:style-name="T2">&gt;</text:span></text:p>
          <text:p text:style-name="P10"><text:span text:style-name="T2"><text:s text:c="4"/></text:span><text:span text:style-name="T2">&lt;restriction </text:span><text:span text:style-name="T3">base="xsd:integer"</text:span><text:span text:style-name="T2">&gt;</text:span></text:p>
          <text:p text:style-name="P10"><text:span text:style-name="T2"><text:s text:c="8"/></text:span><text:span text:style-name="T2">&lt;minInclusive </text:span><text:span text:style-name="T3">value="-9999"</text:span><text:span text:style-name="T2">/&gt;</text:span></text:p>
          <text:p text:style-name="P10"><text:span text:style-name="T2"><text:s text:c="9"/></text:span><text:span text:style-name="T2">&lt;maxInclusive </text:span><text:span text:style-name="T3">value="99999"</text:span><text:span text:style-name="T2">/&gt;</text:span></text:p>
          <text:p text:style-name="P10"><text:span text:style-name="T2"><text:s text:c="12"/></text:span><text:span text:style-name="T2">&lt;pattern </text:span><text:span text:style-name="T3">value="[\-0-9]{5}"</text:span><text:span text:style-name="T2">/&gt;</text:span></text:p>
          <text:p text:style-name="P10"><text:span text:style-name="T2"><text:s text:c="5"/></text:span><text:span text:style-name="T2">&lt;/restriction&gt;</text:span></text:p>
          <text:p text:style-name="P10"><text:span text:style-name="T2">&lt;/simpleType&gt;</text:span></text:p>
          <text:p text:style-name="P10"><text:span text:style-name="T2"><text:s text:c="2"/></text:span></text:p>
          <text:p text:style-name="P10"><text:span text:style-name="T2">&lt;element </text:span><text:span text:style-name="T3">name="IntegerElement" type="IntegerElementType"</text:span><text:span text:style-name="T2">/&gt;</text:span></text:p>
        </draw:rect>
        <draw:rect draw:style-name="gr9" draw:text-style-name="P12" svg:width="3.5004in" svg:height="1.6504in" svg:x="4.2091in" svg:y="0.5327in">
          <text:p text:style-name="P13"><text:span text:style-name="T15">Baseline Integer Field Global Elements: </text:span></text:p>
          <text:p text:style-name="P13"><text:span text:style-name="T15"/></text:p>
          <text:p text:style-name="P13"><text:span text:style-name="T2">&lt;element </text:span><text:span text:style-name="T3">name="IntegerElement"</text:span><text:span text:style-name="T2">&gt;</text:span></text:p>
          <text:p text:style-name="P13"><text:span text:style-name="T2"><text:s text:c="3"/></text:span><text:span text:style-name="T2">&lt;complexType&gt;</text:span></text:p>
          <text:p text:style-name="P13"><text:span text:style-name="T2"><text:s text:c="6"/></text:span><text:span text:style-name="T2">&lt;simpleContent&gt;</text:span></text:p>
          <text:p text:style-name="P13"><text:span text:style-name="T2"><text:s text:c="12"/></text:span><text:span text:style-name="T2">&lt;restriction </text:span><text:span text:style-name="T3">base="FieldIntegerBaseType"</text:span><text:span text:style-name="T2">&gt;</text:span></text:p>
          <text:p text:style-name="P13"><text:span text:style-name="T2"><text:s text:c="15"/></text:span><text:span text:style-name="T2">&lt;minInclusive </text:span><text:span text:style-name="T3">value="-9999"</text:span><text:span text:style-name="T2">/&gt;</text:span></text:p>
          <text:p text:style-name="P13"><text:span text:style-name="T2"><text:s text:c="16"/></text:span><text:span text:style-name="T2">&lt;maxInclusive </text:span><text:span text:style-name="T3">value="99999"</text:span><text:span text:style-name="T2">/&gt;</text:span></text:p>
          <text:p text:style-name="P13"><text:span text:style-name="T2"><text:s text:c="13"/></text:span><text:span text:style-name="T2">&lt;/restriction&gt;</text:span></text:p>
          <text:p text:style-name="P13"><text:span text:style-name="T2"><text:s text:c="8"/></text:span><text:span text:style-name="T2">&lt;/simpleContent&gt;</text:span></text:p>
          <text:p text:style-name="P13"><text:span text:style-name="T2"><text:s text:c="5"/></text:span><text:span text:style-name="T2">&lt;/complexType&gt;</text:span></text:p>
          <text:p text:style-name="P13"><text:span text:style-name="T2">&lt;/element&gt;</text:span></text:p>
        </draw:rect>
        <draw:frame draw:style-name="gr14" draw:text-style-name="P9" svg:width="3.7189in" svg:height="0.237in" svg:x="2.6563in" svg:y="2.2862in">
          <draw:text-box>
            <text:p text:style-name="P8"><text:span text:style-name="T6">Table 5: Re-factor of Enumerated String Fields</text:span></text:p>
          </draw:text-box>
        </draw:frame>
      </draw:g>
      <draw:g text:anchor-type="page" text:anchor-page-number="3" draw:z-index="9" draw:style-name="gr5">
        <draw:rect draw:style-name="gr13" draw:text-style-name="P12" svg:width="3.5004in" svg:height="1.9705in" svg:x="0.7902in" svg:y="4.9799in">
          <text:p text:style-name="P10"><text:span text:style-name="T15"/></text:p>
          <text:p text:style-name="P10"><text:span text:style-name="T15">Baseline Decimal Field Global Elements: </text:span></text:p>
          <text:p text:style-name="P10"><text:span text:style-name="T15"/></text:p>
          <text:p text:style-name="P10"><text:span text:style-name="T2">&lt;simpleType</text:span><text:span text:style-name="T3"> name="</text:span><text:span text:style-name="T4">DepthInFeet</text:span><text:span text:style-name="T3">"</text:span><text:span text:style-name="T2">&gt;</text:span></text:p>
          <text:p text:style-name="P10"><text:span text:style-name="T2"><text:s text:c="12"/></text:span><text:span text:style-name="T2">&lt;restriction </text:span><text:span text:style-name="T3">base="</text:span><text:span text:style-name="T4">xsd:decimal</text:span><text:span text:style-name="T3">"</text:span><text:span text:style-name="T2">&gt;</text:span></text:p>
          <text:p text:style-name="P10"><text:span text:style-name="T2"><text:s text:c="15"/></text:span><text:span text:style-name="T2">&lt;minInclusive</text:span><text:span text:style-name="T3"> value="</text:span><text:span text:style-name="T4">.1</text:span><text:span text:style-name="T3">"</text:span><text:span text:style-name="T2">/&gt;</text:span></text:p>
          <text:p text:style-name="P10"><text:span text:style-name="T2"><text:s text:c="15"/></text:span><text:span text:style-name="T2">&lt;maxInclusive </text:span><text:span text:style-name="T3">value="</text:span><text:span text:style-name="T4">9999.9</text:span><text:span text:style-name="T3">"</text:span><text:span text:style-name="T2">/&gt;</text:span></text:p>
          <text:p text:style-name="P10"><text:span text:style-name="T2"><text:s text:c="15"/></text:span><text:span text:style-name="T2">&lt;pattern</text:span><text:span text:style-name="T3"> value="</text:span><text:span text:style-name="T4">[0-9]{0,4}\.[0-9]{1}</text:span><text:span text:style-name="T3">"</text:span><text:span text:style-name="T2">/&gt;</text:span></text:p>
          <text:p text:style-name="P10"><text:span text:style-name="T2"><text:s text:c="12"/></text:span><text:span text:style-name="T2">&lt;/restriction&gt;</text:span></text:p>
          <text:p text:style-name="P10"><text:span text:style-name="T2"><text:s text:c="6"/></text:span><text:span text:style-name="T2">&lt;/simpleType&gt;</text:span></text:p>
          <text:p text:style-name="P10"><text:span text:style-name="T2"><text:s text:c="3"/></text:span><text:span text:style-name="T2">&lt;/element&gt;</text:span></text:p>
        </draw:rect>
        <draw:rect draw:style-name="gr13" draw:text-style-name="P12" svg:width="3.5004in" svg:height="1.9705in" svg:x="4.2902in" svg:y="4.9799in">
          <text:p text:style-name="P10"><text:span text:style-name="T15"/></text:p>
          <text:p text:style-name="P10"><text:span text:style-name="T15">Baseline Decimal Field Global Elements: </text:span></text:p>
          <text:p text:style-name="P10"><text:span text:style-name="T15"/></text:p>
          <text:p text:style-name="P10"><text:span text:style-name="T2">&lt;element</text:span><text:span text:style-name="T3"> name="</text:span><text:span text:style-name="T4">DepthInFeet</text:span><text:span text:style-name="T3">"</text:span><text:span text:style-name="T2">&gt;</text:span></text:p>
          <text:p text:style-name="P10"><text:span text:style-name="T2"><text:s text:c="6"/></text:span><text:span text:style-name="T2">&lt;complexType&gt;</text:span></text:p>
          <text:p text:style-name="P10"><text:span text:style-name="T2"><text:s text:c="9"/></text:span><text:span text:style-name="T2">&lt;simpleContent&gt;</text:span></text:p>
          <text:p text:style-name="P10"><text:span text:style-name="T2"><text:s text:c="12"/></text:span><text:span text:style-name="T2">&lt;restriction </text:span><text:span text:style-name="T3">base="</text:span><text:span text:style-name="T4">FieldDecimalBaseType</text:span><text:span text:style-name="T3">"</text:span><text:span text:style-name="T2">&gt;</text:span></text:p>
          <text:p text:style-name="P10"><text:span text:style-name="T2"><text:s text:c="15"/></text:span><text:span text:style-name="T2">&lt;minInclusive</text:span><text:span text:style-name="T3"> value="</text:span><text:span text:style-name="T4">.1</text:span><text:span text:style-name="T3">"</text:span><text:span text:style-name="T2">/&gt;</text:span></text:p>
          <text:p text:style-name="P10"><text:span text:style-name="T2"><text:s text:c="15"/></text:span><text:span text:style-name="T2">&lt;maxInclusive </text:span><text:span text:style-name="T3">value="</text:span><text:span text:style-name="T4">9999.9</text:span><text:span text:style-name="T3">"</text:span><text:span text:style-name="T2">/&gt;</text:span></text:p>
          <text:p text:style-name="P10"><text:span text:style-name="T2"><text:s text:c="15"/></text:span><text:span text:style-name="T2">&lt;fractionDigits</text:span><text:span text:style-name="T3"> value="</text:span><text:span text:style-name="T4">1</text:span><text:span text:style-name="T3">"</text:span><text:span text:style-name="T2">/&gt;</text:span></text:p>
          <text:p text:style-name="P10"><text:span text:style-name="T2"><text:s text:c="15"/></text:span><text:span text:style-name="T2">&lt;totalDigits</text:span><text:span text:style-name="T3"> value="</text:span><text:span text:style-name="T4">5</text:span><text:span text:style-name="T3">"</text:span><text:span text:style-name="T2">/&gt;</text:span></text:p>
          <text:p text:style-name="P10"><text:span text:style-name="T2"><text:s text:c="12"/></text:span><text:span text:style-name="T2">&lt;/restriction&gt;</text:span></text:p>
          <text:p text:style-name="P10"><text:span text:style-name="T2"><text:s text:c="9"/></text:span><text:span text:style-name="T2">&lt;/simpleContent&gt;</text:span></text:p>
          <text:p text:style-name="P10"><text:span text:style-name="T2"><text:s text:c="6"/></text:span><text:span text:style-name="T2">&lt;/complexType&gt;</text:span></text:p>
          <text:p text:style-name="P10"><text:span text:style-name="T2"><text:s text:c="3"/></text:span><text:span text:style-name="T2">&lt;/element&gt;</text:span></text:p>
        </draw:rect>
        <draw:frame draw:style-name="gr10" draw:text-style-name="P9" svg:width="3.1878in" svg:height="0.1878in" svg:x="2.8437in" svg:y="7.0252in">
          <draw:text-box>
            <text:p text:style-name="P8"><text:span text:style-name="T6">Table 7: Re-Factor of <text:s/>Decimal Fields</text:span></text:p>
          </draw:text-box>
        </draw:frame>
      </draw:g>
      <draw:g text:anchor-type="page" text:anchor-page-number="4" draw:z-index="10" draw:style-name="gr5">
        <draw:rect draw:style-name="gr15" draw:text-style-name="P12" svg:width="3.7343in" svg:height="6.7051in" svg:x="0.6402in" svg:y="1.4902in">
          <text:p text:style-name="P10"><text:span text:style-name="T15"/></text:p>
          <text:p text:style-name="P10"><text:span text:style-name="T15">Baseline Set Global Types and Elements: </text:span></text:p>
          <text:p text:style-name="P10"><text:span text:style-name="T15"/></text:p>
          <text:p text:style-name="P10"><text:span text:style-name="T2">&lt;complexType </text:span><text:span text:style-name="T3">name="</text:span><text:span text:style-name="T4">WeatherEventMovementType</text:span><text:span text:style-name="T3">"</text:span><text:span text:style-name="T2">&gt;</text:span></text:p>
          <text:p text:style-name="P10"><text:span text:style-name="T2"><text:s text:c="4"/></text:span><text:span text:style-name="T2">&lt;complexContent&gt;</text:span></text:p>
          <text:p text:style-name="P10"><text:span text:style-name="T2"><text:s text:c="7"/></text:span><text:span text:style-name="T2">&lt;extension </text:span><text:span text:style-name="T3">base="</text:span><text:span text:style-name="T4">SetBaseType</text:span><text:span text:style-name="T3">"</text:span><text:span text:style-name="T2">&gt;</text:span></text:p>
          <text:p text:style-name="P10"><text:span text:style-name="T2"><text:s text:c="11"/></text:span><text:span text:style-name="T2">&lt;sequence&gt;</text:span></text:p>
          <text:p text:style-name="P10"><text:span text:style-name="T2"><text:s text:c="14"/></text:span><text:span text:style-name="T2">&lt;element </text:span><text:span text:style-name="T3">name="</text:span><text:span text:style-name="T4">DirectionOfWeatherEventMovement</text:span><text:span text:style-name="T3">"</text:span><text:span text:style-name="T2"> </text:span></text:p>
          <text:p text:style-name="P10"><text:span text:style-name="T2"><text:tab/></text:span><text:span text:style-name="T2"><text:tab/></text:span><text:span text:style-name="T2"><text:tab/></text:span><text:span text:style-name="T2"> <text:s text:c="6"/></text:span><text:span text:style-name="T3">minOccurs="</text:span><text:span text:style-name="T4">1</text:span><text:span text:style-name="T3">" maxOccurs="</text:span><text:span text:style-name="T4">1</text:span><text:span text:style-name="T3">" nillable="</text:span><text:span text:style-name="T4">true</text:span><text:span text:style-name="T3">"</text:span><text:span text:style-name="T2">&gt;</text:span></text:p>
          <text:p text:style-name="P10"><text:span text:style-name="T2"><text:s text:c="18"/></text:span><text:span text:style-name="T2">&lt;complexType&gt;</text:span></text:p>
          <text:p text:style-name="P10"><text:span text:style-name="T2"><text:s text:c="21"/></text:span><text:span text:style-name="T2">&lt;simpleContent&gt;</text:span></text:p>
          <text:p text:style-name="P10"><text:span text:style-name="T2"><text:s text:c="24"/></text:span><text:span text:style-name="T2">&lt;extension</text:span><text:span text:style-name="T3"> base="</text:span><text:span text:style-name="T4">f:DirectionOfWeatherEventMovementType</text:span><text:span text:style-name="T3">"</text:span><text:span text:style-name="T2">&gt;</text:span></text:p>
          <text:p text:style-name="P10"><text:span text:style-name="T2"><text:s text:c="28"/></text:span><text:span text:style-name="T2">&lt;attribute </text:span><text:span text:style-name="T3">name="</text:span><text:span text:style-name="T4">ffSeq</text:span><text:span text:style-name="T3">" type="</text:span><text:span text:style-name="T4">unsignedShort</text:span><text:span text:style-name="T3">" fixed="</text:span><text:span text:style-name="T4">1</text:span><text:span text:style-name="T3">"</text:span><text:span text:style-name="T2">/&gt;</text:span></text:p>
          <text:p text:style-name="P10"><text:span text:style-name="T2"><text:s text:c="28"/></text:span><text:span text:style-name="T2">&lt;attribute </text:span><text:span text:style-name="T3">name="</text:span><text:span text:style-name="T4">ffirnFudn</text:span><text:span text:style-name="T3">" type="</text:span><text:span text:style-name="T4">string</text:span><text:span text:style-name="T3">" fixed="</text:span><text:span text:style-name="T4">FF493-44</text:span><text:span text:style-name="T3">"</text:span><text:span text:style-name="T2">/&gt;</text:span></text:p>
          <text:p text:style-name="P10"><text:span text:style-name="T2"><text:s text:c="29"/></text:span><text:span text:style-name="T2">&lt;attributeGroup</text:span><text:span text:style-name="T3"> ref="</text:span><text:span text:style-name="T4">ism:SecurityAttributesOptionGroup</text:span><text:span text:style-name="T3">"</text:span><text:span text:style-name="T2">/&gt;</text:span></text:p>
          <text:p text:style-name="P10"><text:span text:style-name="T2"><text:s text:c="8"/></text:span><text:span text:style-name="T2"><text:tab/></text:span><text:span text:style-name="T2"><text:tab/></text:span><text:span text:style-name="T2"> <text:s text:c="5"/></text:span><text:span text:style-name="T2">&lt;/extension&gt;</text:span></text:p>
          <text:p text:style-name="P10"><text:span text:style-name="T2"><text:s text:c="21"/></text:span><text:span text:style-name="T2">&lt;/simpleContent&gt;</text:span></text:p>
          <text:p text:style-name="P10"><text:span text:style-name="T2"><text:s text:c="19"/></text:span><text:span text:style-name="T2">&lt;/complexType&gt;</text:span></text:p>
          <text:p text:style-name="P10"><text:span text:style-name="T2"><text:s text:c="15"/></text:span><text:span text:style-name="T2">&lt;/element&gt;</text:span></text:p>
          <text:p text:style-name="P10"><text:span text:style-name="T2"><text:s text:c="16"/></text:span><text:span text:style-name="T2">&lt;element </text:span><text:span text:style-name="T3">name="</text:span><text:span text:style-name="T4">SpeedOfWeatherEventMovement</text:span><text:span text:style-name="T3">"</text:span><text:span text:style-name="T2"> </text:span></text:p>
          <text:p text:style-name="P10"><text:span text:style-name="T2"><text:tab/></text:span><text:span text:style-name="T2"><text:tab/></text:span><text:span text:style-name="T2"><text:tab/></text:span><text:span text:style-name="T2"> <text:s text:c="4"/></text:span><text:span text:style-name="T3">minOccurs="</text:span><text:span text:style-name="T4">0</text:span><text:span text:style-name="T3">" maxOccurs="</text:span><text:span text:style-name="T4">1</text:span><text:span text:style-name="T3">"</text:span><text:span text:style-name="T2">&gt;</text:span></text:p>
          <text:p text:style-name="P10"><text:span text:style-name="T2"><text:s text:c="19"/></text:span><text:span text:style-name="T2">&lt;complexType&gt;</text:span></text:p>
          <text:p text:style-name="P10"><text:span text:style-name="T2"><text:s text:c="22"/></text:span><text:span text:style-name="T2">&lt;complexContent&gt;</text:span></text:p>
          <text:p text:style-name="P10"><text:span text:style-name="T2"><text:s text:c="25"/></text:span><text:span text:style-name="T2">&lt;extension </text:span><text:span text:style-name="T3">base="</text:span><text:span text:style-name="T4">c:SpeedOfWeatherEventMovementType</text:span><text:span text:style-name="T3">"</text:span><text:span text:style-name="T2">&gt;</text:span></text:p>
          <text:p text:style-name="P10"><text:span text:style-name="T2"><text:s text:c="29"/></text:span><text:span text:style-name="T2">&lt;attribute </text:span><text:span text:style-name="T3">name="</text:span><text:span text:style-name="T4">ffSeq</text:span><text:span text:style-name="T3">" type="</text:span><text:span text:style-name="T4">unsignedShort</text:span><text:span text:style-name="T3">" fixed="</text:span><text:span text:style-name="T4">2</text:span><text:span text:style-name="T3">"</text:span><text:span text:style-name="T2">/&gt;</text:span></text:p>
          <text:p text:style-name="P10"><text:span text:style-name="T2"><text:s text:c="30"/></text:span><text:span text:style-name="T2">&lt;attribute </text:span><text:span text:style-name="T3">name="</text:span><text:span text:style-name="T4">ffirnFudn</text:span><text:span text:style-name="T3">" type="</text:span><text:span text:style-name="T4">string</text:span><text:span text:style-name="T3">" fixed="</text:span><text:span text:style-name="T4">FF357-1</text:span><text:span text:style-name="T3">"</text:span><text:span text:style-name="T2">/&gt;</text:span></text:p>
          <text:p text:style-name="P10"><text:span text:style-name="T2"><text:s text:c="31"/></text:span><text:span text:style-name="T2">&lt;attributeGroup </text:span><text:span text:style-name="T3">ref="</text:span><text:span text:style-name="T4">ism:SecurityAttributesOptionGroup</text:span><text:span text:style-name="T3">"</text:span><text:span text:style-name="T2">/&gt;</text:span></text:p>
          <text:p text:style-name="P10"><text:span text:style-name="T2"><text:s text:c="29"/></text:span><text:span text:style-name="T2">&lt;/extension&gt;</text:span></text:p>
          <text:p text:style-name="P10"><text:span text:style-name="T2"><text:s text:c="27"/></text:span><text:span text:style-name="T2">&lt;/complexContent&gt;</text:span></text:p>
          <text:p text:style-name="P10"><text:span text:style-name="T2"><text:s text:c="25"/></text:span><text:span text:style-name="T2">&lt;/complexType&gt;</text:span></text:p>
          <text:p text:style-name="P10"><text:span text:style-name="T2"><text:s text:c="22"/></text:span><text:span text:style-name="T2">&lt;/element&gt;</text:span></text:p>
          <text:p text:style-name="P10"><text:span text:style-name="T2"><text:s text:c="22"/></text:span><text:span text:style-name="T2">&lt;element </text:span><text:span text:style-name="T3">name="</text:span><text:span text:style-name="T4">DistanceTraveledByWeatherEvent</text:span><text:span text:style-name="T3">"</text:span><text:span text:style-name="T2"> </text:span></text:p>
          <text:p text:style-name="P10"><text:span text:style-name="T2"><text:tab/></text:span><text:span text:style-name="T2"><text:tab/></text:span><text:span text:style-name="T2"><text:tab/></text:span><text:span text:style-name="T2"><text:tab/></text:span><text:span text:style-name="T2"> <text:s text:c="6"/></text:span><text:span text:style-name="T3"><text:s/></text:span><text:span text:style-name="T3">minOccurs="</text:span><text:span text:style-name="T4">0</text:span><text:span text:style-name="T3">" maxOccurs="</text:span><text:span text:style-name="T4">1</text:span><text:span text:style-name="T3">"</text:span><text:span text:style-name="T2">&gt;</text:span></text:p>
          <text:p text:style-name="P10"><text:span text:style-name="T2"><text:s text:c="19"/></text:span><text:span text:style-name="T2">&lt;complexType&gt;</text:span></text:p>
          <text:p text:style-name="P10"><text:span text:style-name="T2"><text:s text:c="22"/></text:span><text:span text:style-name="T2">&lt;complexContent&gt;</text:span></text:p>
          <text:p text:style-name="P10"><text:span text:style-name="T2"><text:s text:c="25"/></text:span><text:span text:style-name="T2">&lt;extension </text:span><text:span text:style-name="T3">base="</text:span><text:span text:style-name="T4">c:MovementOfWeatherEventType</text:span><text:span text:style-name="T3">"</text:span><text:span text:style-name="T2">&gt;</text:span></text:p>
          <text:p text:style-name="P10"><text:span text:style-name="T2"><text:s text:c="28"/></text:span><text:span text:style-name="T2">&lt;attribute </text:span><text:span text:style-name="T3">name="</text:span><text:span text:style-name="T4">ffSeq</text:span><text:span text:style-name="T3">" type="</text:span><text:span text:style-name="T4">unsignedShort</text:span><text:span text:style-name="T3">" fixed="</text:span><text:span text:style-name="T4">3</text:span><text:span text:style-name="T3">"</text:span><text:span text:style-name="T2">/&gt;</text:span></text:p>
          <text:p text:style-name="P10"><text:span text:style-name="T2"><text:s text:c="29"/></text:span><text:span text:style-name="T2">&lt;attribute </text:span><text:span text:style-name="T3">name="</text:span><text:span text:style-name="T4">ffirnFudn</text:span><text:span text:style-name="T3">" type="</text:span><text:span text:style-name="T4">string</text:span><text:span text:style-name="T3">" fixed="</text:span><text:span text:style-name="T4">FF388-1</text:span><text:span text:style-name="T3">"</text:span><text:span text:style-name="T2">/&gt;</text:span></text:p>
          <text:p text:style-name="P10"><text:span text:style-name="T2"><text:s text:c="29"/></text:span><text:span text:style-name="T2">&lt;attributeGroup </text:span><text:span text:style-name="T3">ref="</text:span><text:span text:style-name="T4">ism:SecurityAttributesOptionGroup</text:span><text:span text:style-name="T3">"</text:span><text:span text:style-name="T2">/&gt;</text:span></text:p>
          <text:p text:style-name="P10"><text:span text:style-name="T2"><text:s text:c="26"/></text:span><text:span text:style-name="T2">&lt;/extension&gt;</text:span></text:p>
          <text:p text:style-name="P10"><text:span text:style-name="T2"><text:s text:c="23"/></text:span><text:span text:style-name="T2">&lt;/complexContent&gt;</text:span></text:p>
          <text:p text:style-name="P10"><text:span text:style-name="T2"><text:s text:c="18"/></text:span><text:span text:style-name="T2">&lt;/complexType&gt;</text:span></text:p>
          <text:p text:style-name="P10"><text:span text:style-name="T2"><text:s text:c="15"/></text:span><text:span text:style-name="T2">&lt;/element&gt;</text:span></text:p>
          <text:p text:style-name="P10"><text:span text:style-name="T2"><text:s text:c="12"/></text:span><text:span text:style-name="T2">&lt;/sequence&gt;</text:span></text:p>
          <text:p text:style-name="P10"><text:span text:style-name="T2"><text:s text:c="12"/></text:span><text:span text:style-name="T2">&lt;attribute </text:span><text:span text:style-name="T3">name="</text:span><text:span text:style-name="T4">setid</text:span><text:span text:style-name="T3">" type="</text:span><text:span text:style-name="T4">string</text:span><text:span text:style-name="T3">" fixed="</text:span><text:span text:style-name="T4">MVMT</text:span><text:span text:style-name="T3">"</text:span><text:span text:style-name="T2">/&gt;</text:span></text:p>
          <text:p text:style-name="P10"><text:span text:style-name="T2"><text:s text:c="7"/></text:span><text:span text:style-name="T2">&lt;/extension&gt;</text:span></text:p>
          <text:p text:style-name="P10"><text:span text:style-name="T2"><text:s text:c="4"/></text:span><text:span text:style-name="T2">&lt;/complexContent&gt;</text:span></text:p>
          <text:p text:style-name="P10"><text:span text:style-name="T2">&lt;/complexType&gt;</text:span></text:p>
          <text:p text:style-name="P10"><text:span text:style-name="T2"/></text:p>
          <text:p text:style-name="P10"><text:span text:style-name="T2">&lt;element <text:s/></text:span><text:span text:style-name="T3">name="</text:span><text:span text:style-name="T4">WeatherEventMovement</text:span><text:span text:style-name="T3">"</text:span></text:p>
          <text:p text:style-name="P10"><text:span text:style-name="T3"><text:s text:c="16"/></text:span><text:span text:style-name="T3">type="</text:span><text:span text:style-name="T4">WeatherEventMovementType</text:span><text:span text:style-name="T3">"</text:span><text:span text:style-name="T2">/&gt;</text:span></text:p>
        </draw:rect>
        <draw:rect draw:style-name="gr15" draw:text-style-name="P12" svg:width="3.2661in" svg:height="6.7051in" svg:x="4.374in" svg:y="1.4902in">
          <text:p text:style-name="P10"><text:span text:style-name="T15"/></text:p>
          <text:p text:style-name="P10"><text:span text:style-name="T15">Refactor Set Field Global Elements: </text:span></text:p>
          <text:p text:style-name="P10"><text:span text:style-name="T15"/></text:p>
          <text:p text:style-name="P10"><text:span text:style-name="T2">&lt;complexType </text:span><text:span text:style-name="T3">name="</text:span><text:span text:style-name="T4">WeatherEventMovementType</text:span><text:span text:style-name="T3">"</text:span><text:span text:style-name="T2">&gt;</text:span></text:p>
          <text:p text:style-name="P10"><text:span text:style-name="T2"><text:s text:c="5"/></text:span><text:span text:style-name="T2">&lt;complexContent&gt;</text:span></text:p>
          <text:p text:style-name="P10"><text:span text:style-name="T2"><text:s text:c="11"/></text:span><text:span text:style-name="T2">&lt;extension </text:span><text:span text:style-name="T3">base="</text:span><text:span text:style-name="T4">SetBaseType</text:span><text:span text:style-name="T3">"</text:span><text:span text:style-name="T2">&gt;</text:span></text:p>
          <text:p text:style-name="P10"><text:span text:style-name="T2"><text:s text:c="17"/></text:span><text:span text:style-name="T2">&lt;sequence&gt;</text:span></text:p>
          <text:p text:style-name="P10"><text:span text:style-name="T2"><text:s text:c="22"/></text:span><text:span text:style-name="T2">&lt;element </text:span><text:span text:style-name="T3">name="</text:span><text:span text:style-name="T4">DirectionOfWeatherEventMovement</text:span><text:span text:style-name="T3">"</text:span><text:span text:style-name="T2"> </text:span></text:p>
          <text:p text:style-name="P10"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3">minOccurs="</text:span><text:span text:style-name="T4">1</text:span><text:span text:style-name="T3">" maxOccurs="</text:span><text:span text:style-name="T4">1</text:span><text:span text:style-name="T3">" nillable="</text:span><text:span text:style-name="T4">true</text:span><text:span text:style-name="T3">"</text:span><text:span text:style-name="T2">&gt;</text:span></text:p>
          <text:p text:style-name="P10"><text:span text:style-name="T2"><text:s text:c="28"/></text:span><text:span text:style-name="T2">&lt;complexType&gt;</text:span></text:p>
          <text:p text:style-name="P10"><text:span text:style-name="T2"><text:s text:c="33"/></text:span><text:span text:style-name="T2">&lt;simpleContent&gt;</text:span></text:p>
          <text:p text:style-name="P10"><text:span text:style-name="T2"><text:s text:c="30"/></text:span><text:span text:style-name="T2">&lt;restriction </text:span><text:span text:style-name="T3">base="</text:span><text:span text:style-name="T4">field:FieldIntegerBaseType</text:span><text:span text:style-name="T3">"</text:span><text:span text:style-name="T2">&gt;</text:span></text:p>
          <text:p text:style-name="P10"><text:span text:style-name="T2"><text:s text:c="35"/></text:span><text:span text:style-name="T2">&lt;minInclusive </text:span><text:span text:style-name="T3">value="</text:span><text:span text:style-name="T4">000</text:span><text:span text:style-name="T3">"</text:span><text:span text:style-name="T2">/&gt;</text:span></text:p>
          <text:p text:style-name="P10"><text:span text:style-name="T2"><text:s text:c="36"/></text:span><text:span text:style-name="T2">&lt;maxInclusive </text:span><text:span text:style-name="T3">value="</text:span><text:span text:style-name="T4">359</text:span><text:span text:style-name="T3">"</text:span><text:span text:style-name="T2">/&gt;</text:span></text:p>
          <text:p text:style-name="P10"><text:span text:style-name="T2"><text:s text:c="31"/></text:span><text:span text:style-name="T2">&lt;/restriction&gt;</text:span></text:p>
          <text:p text:style-name="P10"><text:span text:style-name="T2"><text:s text:c="28"/></text:span><text:span text:style-name="T2">&lt;/simpleContent&gt;</text:span></text:p>
          <text:p text:style-name="P10"><text:span text:style-name="T2"><text:s text:c="24"/></text:span><text:span text:style-name="T2">&lt;/complexType&gt;</text:span></text:p>
          <text:p text:style-name="P10"><text:span text:style-name="T2"><text:s text:c="21"/></text:span><text:span text:style-name="T2">&lt;/element&gt;</text:span></text:p>
          <text:p text:style-name="P10"><text:span text:style-name="T2"><text:s text:c="20"/></text:span><text:span text:style-name="T2">&lt;element </text:span><text:span text:style-name="T3">ref="</text:span><text:span text:style-name="T4">field:SpeedOfWeatherEventMovement</text:span><text:span text:style-name="T3">"</text:span><text:span text:style-name="T2">/&gt;</text:span></text:p>
          <text:p text:style-name="P10"><text:span text:style-name="T2"><text:s text:c="20"/></text:span><text:span text:style-name="T2">&lt;element </text:span><text:span text:style-name="T3">name="</text:span><text:span text:style-name="T4">DistanceTraveledByWeatherEvent</text:span><text:span text:style-name="T3">"</text:span></text:p>
          <text:p text:style-name="P10"><text:span text:style-name="T2"><text:tab/></text:span><text:span text:style-name="T2"><text:tab/></text:span><text:span text:style-name="T2"><text:tab/></text:span><text:span text:style-name="T2"><text:tab/></text:span><text:span text:style-name="T3">type="</text:span><text:span text:style-name="T4">field:MovementOfWeatherEventType</text:span><text:span text:style-name="T3">"</text:span><text:span text:style-name="T2">/&gt;</text:span></text:p>
          <text:p text:style-name="P10"><text:span text:style-name="T2"><text:s text:c="17"/></text:span><text:span text:style-name="T2">&lt;/sequence&gt;</text:span></text:p>
          <text:p text:style-name="P10"><text:span text:style-name="T2"><text:s text:c="14"/></text:span><text:span text:style-name="T2">&lt;attribute </text:span><text:span text:style-name="T3">name="</text:span><text:span text:style-name="T4">setid</text:span><text:span text:style-name="T3">" type="</text:span><text:span text:style-name="T4">string</text:span><text:span text:style-name="T3">" fixed="</text:span><text:span text:style-name="T4">MVMT</text:span><text:span text:style-name="T3">"</text:span><text:span text:style-name="T2">/&gt;</text:span></text:p>
          <text:p text:style-name="P10"><text:span text:style-name="T2"><text:s text:c="10"/></text:span><text:span text:style-name="T2">&lt;/extension&gt;</text:span></text:p>
          <text:p text:style-name="P10"><text:span text:style-name="T2"><text:s text:c="6"/></text:span><text:span text:style-name="T2">&lt;/complexContent&gt;</text:span></text:p>
          <text:p text:style-name="P10"><text:span text:style-name="T2"><text:s/></text:span><text:span text:style-name="T2">&lt;/complexType&gt;</text:span></text:p>
          <text:p text:style-name="P10"><text:span text:style-name="T2"/></text:p>
          <text:p text:style-name="P10"><text:span text:style-name="T2">&lt;element <text:s/></text:span><text:span text:style-name="T3">name="</text:span><text:span text:style-name="T4">WeatherEventMovement</text:span><text:span text:style-name="T3">"</text:span></text:p>
          <text:p text:style-name="P10"><text:span text:style-name="T3"><text:s text:c="16"/></text:span><text:span text:style-name="T3">type="</text:span><text:span text:style-name="T4">WeatherEventMovementType</text:span><text:span text:style-name="T3">"</text:span><text:span text:style-name="T2">/&gt;</text:span></text:p>
        </draw:rect>
        <draw:frame draw:style-name="gr16" draw:text-style-name="P9" svg:width="3.1878in" svg:height="0.2016in" svg:x="2.9437in" svg:y="8.2909in">
          <draw:text-box>
            <text:p text:style-name="P8"><text:span text:style-name="T6">Table 8: Re-Factor of <text:s/>Sets</text:span></text:p>
          </draw:text-box>
        </draw:frame>
      </draw:g>
      <draw:g text:anchor-type="page" text:anchor-page-number="5" draw:z-index="11" draw:style-name="gr5">
        <draw:rect draw:style-name="gr9" draw:text-style-name="P12" svg:width="3.7343in" svg:height="7.4677in" svg:x="0.8319in" svg:y="0.902in">
          <text:p text:style-name="P10"><text:span text:style-name="T15"/></text:p>
          <text:p text:style-name="P10"><text:span text:style-name="T15">Baseline Segments Global Types and Elements: </text:span></text:p>
          <text:p text:style-name="P10"><text:span text:style-name="T15"/></text:p>
          <text:p text:style-name="P10"><text:span text:style-name="T2">&lt;element </text:span><text:span text:style-name="T16">name="</text:span><text:span text:style-name="T4">ReportedUnitLocationSegment</text:span><text:span text:style-name="T16">" minOccurs="</text:span><text:span text:style-name="T4">0</text:span><text:span text:style-name="T16">" </text:span></text:p>
          <text:p text:style-name="P10"><text:span text:style-name="T16"><text:s text:c="16"/></text:span><text:span text:style-name="T16">maxOccurs="</text:span><text:span text:style-name="T4">unbounded</text:span><text:span text:style-name="T16">"</text:span><text:span text:style-name="T2">&gt;</text:span></text:p>
          <text:p text:style-name="P10"><text:span text:style-name="T2"><text:s text:c="4"/></text:span><text:span text:style-name="T2">&lt;complexType&gt;</text:span></text:p>
          <text:p text:style-name="P10"><text:span text:style-name="T2"><text:s text:c="6"/></text:span><text:span text:style-name="T2">&lt;sequence&gt;</text:span></text:p>
          <text:p text:style-name="P10"><text:span text:style-name="T2"><text:s text:c="10"/></text:span><text:span text:style-name="T2">&lt;element </text:span><text:span text:style-name="T16">name="</text:span><text:span text:style-name="T4">OrderLocationType</text:span><text:span text:style-name="T16">" minOccurs="</text:span><text:span text:style-name="T4">1</text:span><text:span text:style-name="T16">" maxOccurs="</text:span><text:span text:style-name="T4">1</text:span><text:span text:style-name="T16">"</text:span><text:span text:style-name="T2">&gt;</text:span></text:p>
          <text:p text:style-name="P10"><text:span text:style-name="T2"><text:s text:c="13"/></text:span><text:span text:style-name="T2">&lt;complexType&gt;</text:span></text:p>
          <text:p text:style-name="P10"><text:span text:style-name="T2"><text:s text:c="16"/></text:span><text:span text:style-name="T2">&lt;complexContent&gt;</text:span></text:p>
          <text:p text:style-name="P10"><text:span text:style-name="T2"><text:s text:c="18"/></text:span><text:span text:style-name="T2">&lt;extension </text:span><text:span text:style-name="T16">base="</text:span><text:span text:style-name="T4">s:OrderLocationTypeType</text:span><text:span text:style-name="T16">"</text:span><text:span text:style-name="T2">&gt;</text:span></text:p>
          <text:p text:style-name="P10"><text:span text:style-name="T2"><text:s text:c="22"/></text:span><text:span text:style-name="T2">&lt;attribute</text:span><text:span text:style-name="T16"> name="</text:span><text:span text:style-name="T4">setSeq</text:span><text:span text:style-name="T16">" type="</text:span><text:span text:style-name="T4">unsignedShort</text:span><text:span text:style-name="T16">" fixed="</text:span><text:span text:style-name="T4">51</text:span><text:span text:style-name="T16">"</text:span><text:span text:style-name="T2">/&gt;</text:span></text:p>
          <text:p text:style-name="P10"><text:span text:style-name="T2"><text:s text:c="19"/></text:span><text:span text:style-name="T2">&lt;/extension&gt;</text:span></text:p>
          <text:p text:style-name="P10"><text:span text:style-name="T2"><text:s text:c="17"/></text:span><text:span text:style-name="T2">&lt;/complexContent&gt;</text:span></text:p>
          <text:p text:style-name="P10"><text:span text:style-name="T2"><text:s text:c="15"/></text:span><text:span text:style-name="T2">&lt;/complexType&gt;</text:span></text:p>
          <text:p text:style-name="P10"><text:span text:style-name="T2"><text:s text:c="12"/></text:span><text:span text:style-name="T2">&lt;/element&gt;</text:span></text:p>
          <text:p text:style-name="P10"><text:span text:style-name="T2"><text:s text:c="12"/></text:span><text:span text:style-name="T2">&lt;element </text:span><text:span text:style-name="T16">name="</text:span><text:span text:style-name="T4">Area</text:span><text:span text:style-name="T16">" minOccurs="</text:span><text:span text:style-name="T4">0</text:span><text:span text:style-name="T16">" maxOccurs="</text:span><text:span text:style-name="T4">1</text:span><text:span text:style-name="T16">"</text:span><text:span text:style-name="T2">&gt;</text:span></text:p>
          <text:p text:style-name="P10"><text:span text:style-name="T2"><text:s text:c="15"/></text:span><text:span text:style-name="T2">&lt;complexType&gt;</text:span></text:p>
          <text:p text:style-name="P10"><text:span text:style-name="T2"><text:s text:c="18"/></text:span><text:span text:style-name="T2">&lt;complexContent&gt;</text:span></text:p>
          <text:p text:style-name="P10"><text:span text:style-name="T2"><text:s text:c="20"/></text:span><text:span text:style-name="T2">&lt;extension </text:span><text:span text:style-name="T16">base="</text:span><text:span text:style-name="T4">s:AreaType</text:span><text:span text:style-name="T16">"</text:span><text:span text:style-name="T2">&gt;</text:span></text:p>
          <text:p text:style-name="P10"><text:span text:style-name="T2"><text:s text:c="24"/></text:span><text:span text:style-name="T2">&lt;attribute </text:span><text:span text:style-name="T16">name="</text:span><text:span text:style-name="T4">setSeq</text:span><text:span text:style-name="T16">" type="</text:span><text:span text:style-name="T4">unsignedShort</text:span><text:span text:style-name="T16">" fixed="</text:span><text:span text:style-name="T4">52</text:span><text:span text:style-name="T16">"</text:span><text:span text:style-name="T2">/&gt;</text:span></text:p>
          <text:p text:style-name="P10"><text:span text:style-name="T2"><text:s text:c="21"/></text:span><text:span text:style-name="T2">&lt;/extension&gt;</text:span></text:p>
          <text:p text:style-name="P10"><text:span text:style-name="T2"><text:s text:c="20"/></text:span><text:span text:style-name="T2">&lt;/complexContent&gt;</text:span></text:p>
          <text:p text:style-name="P10"><text:span text:style-name="T2"><text:s text:c="18"/></text:span><text:span text:style-name="T2">&lt;/complexType&gt;</text:span></text:p>
          <text:p text:style-name="P10"><text:span text:style-name="T2"><text:s text:c="13"/></text:span><text:span text:style-name="T2">&lt;/element&gt;</text:span></text:p>
          <text:p text:style-name="P10"><text:span text:style-name="T2"><text:s text:c="13"/></text:span><text:span text:style-name="T2">&lt;element </text:span><text:span text:style-name="T16">name="</text:span><text:span text:style-name="T4">GridLocation</text:span><text:span text:style-name="T16">" minOccurs="</text:span><text:span text:style-name="T4">0</text:span><text:span text:style-name="T16">" maxOccurs="</text:span><text:span text:style-name="T4">1</text:span><text:span text:style-name="T16">"</text:span><text:span text:style-name="T2">&gt;</text:span></text:p>
          <text:p text:style-name="P10"><text:span text:style-name="T2"><text:s text:c="16"/></text:span><text:span text:style-name="T2">&lt;complexType&gt;</text:span></text:p>
          <text:p text:style-name="P10"><text:span text:style-name="T2"><text:s text:c="19"/></text:span><text:span text:style-name="T2">&lt;complexContent&gt;</text:span></text:p>
          <text:p text:style-name="P10"><text:span text:style-name="T2"><text:s text:c="22"/></text:span><text:span text:style-name="T2">&lt;extension </text:span><text:span text:style-name="T16">base="</text:span><text:span text:style-name="T4">s:GridLocationType</text:span><text:span text:style-name="T16">"</text:span><text:span text:style-name="T2">&gt;</text:span></text:p>
          <text:p text:style-name="P10"><text:span text:style-name="T2"><text:s text:c="25"/></text:span><text:span text:style-name="T2">&lt;attribute</text:span><text:span text:style-name="T16"> name="</text:span><text:span text:style-name="T4">setSeq</text:span><text:span text:style-name="T16">" type="</text:span><text:span text:style-name="T4">unsignedShort</text:span><text:span text:style-name="T16">" fixed="</text:span><text:span text:style-name="T4">53</text:span><text:span text:style-name="T16">"</text:span><text:span text:style-name="T2">/&gt;</text:span></text:p>
          <text:p text:style-name="P10"><text:span text:style-name="T2"><text:s text:c="24"/></text:span><text:span text:style-name="T2">&lt;/extension&gt;</text:span></text:p>
          <text:p text:style-name="P10"><text:span text:style-name="T2"><text:s text:c="21"/></text:span><text:span text:style-name="T2">&lt;/complexContent&gt;</text:span></text:p>
          <text:p text:style-name="P10"><text:span text:style-name="T2"><text:s text:c="19"/></text:span><text:span text:style-name="T2">&lt;/complexType&gt;</text:span></text:p>
          <text:p text:style-name="P10"><text:span text:style-name="T2"><text:s text:c="15"/></text:span><text:span text:style-name="T2">&lt;/element&gt;</text:span></text:p>
          <text:p text:style-name="P10"><text:span text:style-name="T2"><text:s text:c="15"/></text:span><text:span text:style-name="T2">&lt;element </text:span><text:span text:style-name="T16">name="</text:span><text:span text:style-name="T4">Line</text:span><text:span text:style-name="T16">" minOccurs="</text:span><text:span text:style-name="T4">0</text:span><text:span text:style-name="T16">" maxOccurs="</text:span><text:span text:style-name="T4">1</text:span><text:span text:style-name="T16">"</text:span><text:span text:style-name="T2">&gt;</text:span></text:p>
          <text:p text:style-name="P10"><text:span text:style-name="T2"><text:s text:c="17"/></text:span><text:span text:style-name="T2">&lt;complexType&gt;</text:span></text:p>
          <text:p text:style-name="P10"><text:span text:style-name="T2"><text:s text:c="19"/></text:span><text:span text:style-name="T2">&lt;complexContent&gt;</text:span></text:p>
          <text:p text:style-name="P10"><text:span text:style-name="T2"><text:s text:c="21"/></text:span><text:span text:style-name="T2">&lt;extension </text:span><text:span text:style-name="T16">base="</text:span><text:span text:style-name="T4">s:LineType</text:span><text:span text:style-name="T16">"</text:span><text:span text:style-name="T2">&gt;</text:span></text:p>
          <text:p text:style-name="P10"><text:span text:style-name="T2"><text:s text:c="24"/></text:span><text:span text:style-name="T2">&lt;attribute </text:span><text:span text:style-name="T16">name="</text:span><text:span text:style-name="T4">setSeq</text:span><text:span text:style-name="T16">" type="</text:span><text:span text:style-name="T4">unsignedShort</text:span><text:span text:style-name="T16">" fixed="</text:span><text:span text:style-name="T4">54</text:span><text:span text:style-name="T16">"</text:span><text:span text:style-name="T2">/&gt;</text:span></text:p>
          <text:p text:style-name="P10"><text:span text:style-name="T2"><text:s text:c="22"/></text:span><text:span text:style-name="T2">&lt;/extension&gt;</text:span></text:p>
          <text:p text:style-name="P10"><text:span text:style-name="T2"><text:s text:c="18"/></text:span><text:span text:style-name="T2">&lt;/complexContent&gt;</text:span></text:p>
          <text:p text:style-name="P10"><text:span text:style-name="T2"><text:s text:c="16"/></text:span><text:span text:style-name="T2">&lt;/complexType&gt;</text:span></text:p>
          <text:p text:style-name="P10"><text:span text:style-name="T2"><text:s text:c="14"/></text:span><text:span text:style-name="T2">&lt;/element&gt;</text:span></text:p>
          <text:p text:style-name="P10"><text:span text:style-name="T2"><text:s text:c="14"/></text:span><text:span text:style-name="T2">&lt;element </text:span><text:span text:style-name="T16">name="</text:span><text:span text:style-name="T4">TimeOfReportedUnitLocation</text:span><text:span text:style-name="T16">" minOccurs="</text:span><text:span text:style-name="T4">0</text:span><text:span text:style-name="T16">"</text:span></text:p>
          <text:p text:style-name="P10"><text:span text:style-name="T2"><text:s text:c="30"/></text:span><text:span text:style-name="T16">maxOccurs="</text:span><text:span text:style-name="T4">1</text:span><text:span text:style-name="T16">"</text:span><text:span text:style-name="T2">&gt;</text:span></text:p>
          <text:p text:style-name="P10"><text:span text:style-name="T2"><text:s text:c="16"/></text:span><text:span text:style-name="T2">&lt;complexType&gt;</text:span></text:p>
          <text:p text:style-name="P10"><text:span text:style-name="T2"><text:s text:c="18"/></text:span><text:span text:style-name="T2">&lt;complexContent&gt;</text:span></text:p>
          <text:p text:style-name="P10"><text:span text:style-name="T2"><text:s text:c="20"/></text:span><text:span text:style-name="T2">&lt;extension </text:span><text:span text:style-name="T16">base="</text:span><text:span text:style-name="T4">s:TimeType</text:span><text:span text:style-name="T16">"</text:span><text:span text:style-name="T2">&gt;</text:span></text:p>
          <text:p text:style-name="P10"><text:span text:style-name="T2"><text:s text:c="23"/></text:span><text:span text:style-name="T2">&lt;attribute</text:span><text:span text:style-name="T16"> name="</text:span><text:span text:style-name="T4">setSeq</text:span><text:span text:style-name="T16">" type="</text:span><text:span text:style-name="T4">unsignedShort</text:span><text:span text:style-name="T16">" fixed="</text:span><text:span text:style-name="T4">55</text:span><text:span text:style-name="T16">"</text:span><text:span text:style-name="T2">/&gt;</text:span></text:p>
          <text:p text:style-name="P10"><text:span text:style-name="T2"><text:s text:c="20"/></text:span><text:span text:style-name="T2">&lt;/extension&gt;</text:span></text:p>
          <text:p text:style-name="P10"><text:span text:style-name="T2"><text:s text:c="17"/></text:span><text:span text:style-name="T2">&lt;/complexContent&gt;</text:span></text:p>
          <text:p text:style-name="P10"><text:span text:style-name="T2"><text:s text:c="15"/></text:span><text:span text:style-name="T2">&lt;/complexType&gt;</text:span></text:p>
          <text:p text:style-name="P10"><text:span text:style-name="T2"><text:s text:c="11"/></text:span><text:span text:style-name="T2">&lt;/element&gt;</text:span></text:p>
          <text:p text:style-name="P10"><text:span text:style-name="T2"><text:s text:c="8"/></text:span><text:span text:style-name="T2">&lt;/sequence&gt;</text:span></text:p>
          <text:p text:style-name="P10"><text:span text:style-name="T2"><text:s text:c="7"/></text:span><text:span text:style-name="T2">&lt;attribute </text:span><text:span text:style-name="T16">name="</text:span><text:span text:style-name="T4">segSeq</text:span><text:span text:style-name="T16">" type="</text:span><text:span text:style-name="T4">unsignedShort</text:span><text:span text:style-name="T16">" fixed="</text:span><text:span text:style-name="T4">51</text:span><text:span text:style-name="T16">"</text:span><text:span text:style-name="T2">/&gt;</text:span></text:p>
          <text:p text:style-name="P10"><text:span text:style-name="T2"><text:s text:c="4"/></text:span><text:span text:style-name="T2">&lt;/complexType&gt;</text:span></text:p>
          <text:p text:style-name="P10"><text:span text:style-name="T2">&lt;/element&gt;</text:span></text:p>
        </draw:rect>
        <draw:rect draw:style-name="gr9" draw:text-style-name="P12" svg:width="3.2571in" svg:height="7.4677in" svg:x="4.5657in" svg:y="0.902in">
          <text:p text:style-name="P10"><text:span text:style-name="T15"/></text:p>
          <text:p text:style-name="P10"><text:span text:style-name="T15">Refactor Segments Global Types: </text:span></text:p>
          <text:p text:style-name="P10"><text:span text:style-name="T15"/></text:p>
          <text:p text:style-name="P10"><text:span text:style-name="T2">&lt;complexType</text:span><text:span text:style-name="T16"> name="</text:span><text:span text:style-name="T4">ReportedUnitLocationSegmentType</text:span><text:span text:style-name="T16">"</text:span><text:span text:style-name="T2">&gt;</text:span></text:p>
          <text:p text:style-name="P10"><text:span text:style-name="T2">&lt;xsd:complexContent&gt;</text:span></text:p>
          <text:p text:style-name="P10"><text:span text:style-name="T2"><text:s text:c="6"/></text:span><text:span text:style-name="T2">&lt;xsd:extension base="SegmentBaseType"&gt;</text:span></text:p>
          <text:p text:style-name="P10"><text:span text:style-name="T2"><text:s text:c="13"/></text:span><text:span text:style-name="T2">&lt;sequence&gt;</text:span></text:p>
          <text:p text:style-name="P10"><text:span text:style-name="T2"><text:s text:c="13"/></text:span><text:span text:style-name="T2">&lt;element </text:span><text:span text:style-name="T16">ref="</text:span><text:span text:style-name="T4">set:OrderLocationType</text:span><text:span text:style-name="T16">"</text:span><text:span text:style-name="T2">/&gt;</text:span></text:p>
          <text:p text:style-name="P10"><text:span text:style-name="T2"><text:s text:c="13"/></text:span><text:span text:style-name="T2">&lt;element </text:span><text:span text:style-name="T16">ref="</text:span><text:span text:style-name="T4">set:Area</text:span><text:span text:style-name="T16">"</text:span><text:span text:style-name="T2">/&gt;</text:span></text:p>
          <text:p text:style-name="P10"><text:span text:style-name="T2"><text:s text:c="13"/></text:span><text:span text:style-name="T2">&lt;element</text:span><text:span text:style-name="T16"> ref="</text:span><text:span text:style-name="T4">set:GridLocation</text:span><text:span text:style-name="T16">"</text:span><text:span text:style-name="T2">/&gt;</text:span></text:p>
          <text:p text:style-name="P10"><text:span text:style-name="T2"><text:s text:c="13"/></text:span><text:span text:style-name="T2">&lt;element </text:span><text:span text:style-name="T16">ref="</text:span><text:span text:style-name="T4">set:Line</text:span><text:span text:style-name="T16">"</text:span><text:span text:style-name="T2">/&gt;</text:span></text:p>
          <text:p text:style-name="P10"><text:span text:style-name="T2"><text:s text:c="13"/></text:span><text:span text:style-name="T2">&lt;element </text:span><text:span text:style-name="T16">name="</text:span><text:span text:style-name="T4">TimeOfReportedUnitLocation</text:span><text:span text:style-name="T16">"</text:span></text:p>
          <text:p text:style-name="P10"><text:span text:style-name="T16"><text:s text:c="20"/></text:span><text:span text:style-name="T16">minOccurs="</text:span><text:span text:style-name="T4">0</text:span><text:span text:style-name="T16">" maxOccurs="</text:span><text:span text:style-name="T4">1</text:span><text:span text:style-name="T16">" type="</text:span><text:span text:style-name="T4">set:TimeType</text:span><text:span text:style-name="T16">"</text:span><text:span text:style-name="T2">/&gt;</text:span></text:p>
          <text:p text:style-name="P10"><text:span text:style-name="T2"><text:s text:c="9"/></text:span><text:span text:style-name="T2">&lt;/sequence&gt;</text:span></text:p>
          <text:p text:style-name="P10"><text:span text:style-name="T2"><text:s text:c="5"/></text:span><text:span text:style-name="T2">&lt;xsd:complexContent&gt;</text:span></text:p>
          <text:p text:style-name="P10"><text:span text:style-name="T2">&lt;/complexType&gt;</text:span></text:p>
          <text:p text:style-name="P10"><text:span text:style-name="T2"/></text:p>
          <text:p text:style-name="P10"><text:span text:style-name="T15">Refactor Segments </text:span><text:span text:style-name="T9">Base</text:span><text:span text:style-name="T15"> Type:</text:span></text:p>
          <text:p text:style-name="P10"><text:span text:style-name="T2"/></text:p>
          <text:p text:style-name="P10"><text:span text:style-name="T2">&lt;xsd:complexType </text:span><text:span text:style-name="T16">name="</text:span><text:span text:style-name="T4">SegmentBaseType</text:span><text:span text:style-name="T16">"</text:span><text:span text:style-name="T2">&gt;</text:span></text:p>
          <text:p text:style-name="P10"><text:span text:style-name="T2"><text:s text:c="6"/></text:span><text:span text:style-name="T2">&lt;xsd:attributeGroup </text:span><text:span text:style-name="T16">ref="</text:span><text:span text:style-name="T4">ism:SecurityAttributesOptionGroup</text:span><text:span text:style-name="T16">"</text:span><text:span text:style-name="T2">/&gt;</text:span></text:p>
          <text:p text:style-name="P10"><text:span text:style-name="T2"><text:s/></text:span><text:span text:style-name="T2">&lt;/xsd:complexType&gt;</text:span></text:p>
        </draw:rect>
        <draw:frame draw:style-name="gr17" draw:text-style-name="P9" svg:width="3.1878in" svg:height="0.224in" svg:x="2.798in" svg:y="8.4358in">
          <draw:text-box>
            <text:p text:style-name="P8"><text:span text:style-name="T6">Table 9: Re-Factor of <text:s/>Segments</text:span></text:p>
          </draw:text-box>
        </draw:frame>
      </draw:g>
      <draw:g text:anchor-type="page" text:anchor-page-number="3" draw:z-index="12" draw:style-name="gr5">
        <draw:rect draw:style-name="gr13" draw:text-style-name="P12" svg:width="3.5004in" svg:height="1.9705in" svg:x="0.7173in" svg:y="7.5839in">
          <text:p text:style-name="P10"><text:span text:style-name="T15"/></text:p>
          <text:p text:style-name="P10"><text:span text:style-name="T15">Baseline GENTEXT Elements: </text:span></text:p>
          <text:p text:style-name="P10"><text:span text:style-name="T15"/></text:p>
          <text:p text:style-name="P10"><text:span text:style-name="T2">&lt;simpleType</text:span><text:span text:style-name="T3"> name="</text:span><text:span text:style-name="T4">DepthInFeet</text:span><text:span text:style-name="T3">"</text:span><text:span text:style-name="T2">&gt;</text:span></text:p>
          <text:p text:style-name="P10"><text:span text:style-name="T2"><text:s text:c="12"/></text:span><text:span text:style-name="T2">&lt;restriction </text:span><text:span text:style-name="T3">base="</text:span><text:span text:style-name="T4">xsd:decimal</text:span><text:span text:style-name="T3">"</text:span><text:span text:style-name="T2">&gt;</text:span></text:p>
          <text:p text:style-name="P10"><text:span text:style-name="T2"><text:s text:c="15"/></text:span><text:span text:style-name="T2">&lt;minInclusive</text:span><text:span text:style-name="T3"> value="</text:span><text:span text:style-name="T4">.1</text:span><text:span text:style-name="T3">"</text:span><text:span text:style-name="T2">/&gt;</text:span></text:p>
          <text:p text:style-name="P10"><text:span text:style-name="T2"><text:s text:c="15"/></text:span><text:span text:style-name="T2">&lt;maxInclusive </text:span><text:span text:style-name="T3">value="</text:span><text:span text:style-name="T4">9999.9</text:span><text:span text:style-name="T3">"</text:span><text:span text:style-name="T2">/&gt;</text:span></text:p>
          <text:p text:style-name="P10"><text:span text:style-name="T2"><text:s text:c="15"/></text:span><text:span text:style-name="T2">&lt;pattern</text:span><text:span text:style-name="T3"> value="</text:span><text:span text:style-name="T4">[0-9]{0,4}\.[0-9]{1}</text:span><text:span text:style-name="T3">"</text:span><text:span text:style-name="T2">/&gt;</text:span></text:p>
          <text:p text:style-name="P10"><text:span text:style-name="T2"><text:s text:c="12"/></text:span><text:span text:style-name="T2">&lt;/restriction&gt;</text:span></text:p>
          <text:p text:style-name="P10"><text:span text:style-name="T2"><text:s text:c="6"/></text:span><text:span text:style-name="T2">&lt;/simpleType&gt;</text:span></text:p>
          <text:p text:style-name="P10"><text:span text:style-name="T2"><text:s text:c="3"/></text:span><text:span text:style-name="T2">&lt;/element&gt;</text:span></text:p>
        </draw:rect>
        <draw:rect draw:style-name="gr13" draw:text-style-name="P12" svg:width="3.5004in" svg:height="1.9705in" svg:x="4.2173in" svg:y="7.5839in">
          <text:p text:style-name="P10"><text:span text:style-name="T15"/></text:p>
          <text:p text:style-name="P10"><text:span text:style-name="T15">Baseline Decimal Field Global Elements: </text:span></text:p>
          <text:p text:style-name="P10"><text:span text:style-name="T15"/></text:p>
          <text:p text:style-name="P10"><text:span text:style-name="T2">&lt;element</text:span><text:span text:style-name="T3"> name="</text:span><text:span text:style-name="T4">DepthInFeet</text:span><text:span text:style-name="T3">"</text:span><text:span text:style-name="T2">&gt;</text:span></text:p>
          <text:p text:style-name="P10"><text:span text:style-name="T2"><text:s text:c="6"/></text:span><text:span text:style-name="T2">&lt;complexType&gt;</text:span></text:p>
          <text:p text:style-name="P10"><text:span text:style-name="T2"><text:s text:c="9"/></text:span><text:span text:style-name="T2">&lt;simpleContent&gt;</text:span></text:p>
          <text:p text:style-name="P10"><text:span text:style-name="T2"><text:s text:c="12"/></text:span><text:span text:style-name="T2">&lt;restriction </text:span><text:span text:style-name="T3">base="</text:span><text:span text:style-name="T4">FieldDecimalBaseType</text:span><text:span text:style-name="T3">"</text:span><text:span text:style-name="T2">&gt;</text:span></text:p>
          <text:p text:style-name="P10"><text:span text:style-name="T2"><text:s text:c="15"/></text:span><text:span text:style-name="T2">&lt;minInclusive</text:span><text:span text:style-name="T3"> value="</text:span><text:span text:style-name="T4">.1</text:span><text:span text:style-name="T3">"</text:span><text:span text:style-name="T2">/&gt;</text:span></text:p>
          <text:p text:style-name="P10"><text:span text:style-name="T2"><text:s text:c="15"/></text:span><text:span text:style-name="T2">&lt;maxInclusive </text:span><text:span text:style-name="T3">value="</text:span><text:span text:style-name="T4">9999.9</text:span><text:span text:style-name="T3">"</text:span><text:span text:style-name="T2">/&gt;</text:span></text:p>
          <text:p text:style-name="P10"><text:span text:style-name="T2"><text:s text:c="15"/></text:span><text:span text:style-name="T2">&lt;fractionDigits</text:span><text:span text:style-name="T3"> value="</text:span><text:span text:style-name="T4">1</text:span><text:span text:style-name="T3">"</text:span><text:span text:style-name="T2">/&gt;</text:span></text:p>
          <text:p text:style-name="P10"><text:span text:style-name="T2"><text:s text:c="15"/></text:span><text:span text:style-name="T2">&lt;totalDigits</text:span><text:span text:style-name="T3"> value="</text:span><text:span text:style-name="T4">5</text:span><text:span text:style-name="T3">"</text:span><text:span text:style-name="T2">/&gt;</text:span></text:p>
          <text:p text:style-name="P10"><text:span text:style-name="T2"><text:s text:c="12"/></text:span><text:span text:style-name="T2">&lt;/restriction&gt;</text:span></text:p>
          <text:p text:style-name="P10"><text:span text:style-name="T2"><text:s text:c="9"/></text:span><text:span text:style-name="T2">&lt;/simpleContent&gt;</text:span></text:p>
          <text:p text:style-name="P10"><text:span text:style-name="T2"><text:s text:c="6"/></text:span><text:span text:style-name="T2">&lt;/complexType&gt;</text:span></text:p>
          <text:p text:style-name="P10"><text:span text:style-name="T2"><text:s text:c="3"/></text:span><text:span text:style-name="T2">&lt;/element&gt;</text:span></text:p>
        </draw:rect>
        <draw:frame draw:style-name="gr10" draw:text-style-name="P9" svg:width="3.1878in" svg:height="0.1878in" svg:x="2.7709in" svg:y="9.6291in">
          <draw:text-box>
            <text:p text:style-name="P8"><text:span text:style-name="T6">Table 7: Re-Factor of <text:s/>Message GenText</text:span></text:p>
          </draw:text-box>
        </draw:frame>
      </draw:g>
      <draw:g text:anchor-type="page" text:anchor-page-number="6" draw:z-index="13" draw:style-name="gr18">
        <draw:rect draw:style-name="gr9" draw:text-style-name="P12" svg:width="3.7343in" svg:height="7.4677in" svg:x="0.7071in" svg:y="0.5173in">
          <text:p text:style-name="P10"><text:span text:style-name="T15"/></text:p>
          <text:p text:style-name="P10"><text:span text:style-name="T15">Baseline Message Global Types and Elements: </text:span></text:p>
          <text:p text:style-name="P10"><text:span text:style-name="T15"/></text:p>
          <text:p text:style-name="P10"><text:span text:style-name="T2">&lt;element </text:span><text:span text:style-name="T16">name="</text:span><text:span text:style-name="T4">ReportedUnitLocationSegment</text:span><text:span text:style-name="T16">" minOccurs="</text:span><text:span text:style-name="T4">0</text:span><text:span text:style-name="T16">" </text:span></text:p>
          <text:p text:style-name="P10"><text:span text:style-name="T16"><text:s text:c="16"/></text:span><text:span text:style-name="T16">maxOccurs="</text:span><text:span text:style-name="T4">unbounded</text:span><text:span text:style-name="T16">"</text:span><text:span text:style-name="T2">&gt;</text:span></text:p>
          <text:p text:style-name="P10"><text:span text:style-name="T2"><text:s text:c="4"/></text:span><text:span text:style-name="T2">&lt;complexType&gt;</text:span></text:p>
          <text:p text:style-name="P10"><text:span text:style-name="T2"><text:s text:c="6"/></text:span><text:span text:style-name="T2">&lt;sequence&gt;</text:span></text:p>
          <text:p text:style-name="P10"><text:span text:style-name="T2"><text:s text:c="10"/></text:span><text:span text:style-name="T2">&lt;element </text:span><text:span text:style-name="T16">name="</text:span><text:span text:style-name="T4">OrderLocationType</text:span><text:span text:style-name="T16">" minOccurs="</text:span><text:span text:style-name="T4">1</text:span><text:span text:style-name="T16">" maxOccurs="</text:span><text:span text:style-name="T4">1</text:span><text:span text:style-name="T16">"</text:span><text:span text:style-name="T2">&gt;</text:span></text:p>
          <text:p text:style-name="P10"><text:span text:style-name="T2"><text:s text:c="13"/></text:span><text:span text:style-name="T2">&lt;complexType&gt;</text:span></text:p>
          <text:p text:style-name="P10"><text:span text:style-name="T2"><text:s text:c="16"/></text:span><text:span text:style-name="T2">&lt;complexContent&gt;</text:span></text:p>
          <text:p text:style-name="P10"><text:span text:style-name="T2"><text:s text:c="18"/></text:span><text:span text:style-name="T2">&lt;extension </text:span><text:span text:style-name="T16">base="</text:span><text:span text:style-name="T4">s:OrderLocationTypeType</text:span><text:span text:style-name="T16">"</text:span><text:span text:style-name="T2">&gt;</text:span></text:p>
          <text:p text:style-name="P10"><text:span text:style-name="T2"><text:s text:c="22"/></text:span><text:span text:style-name="T2">&lt;attribute</text:span><text:span text:style-name="T16"> name="</text:span><text:span text:style-name="T4">setSeq</text:span><text:span text:style-name="T16">" type="</text:span><text:span text:style-name="T4">unsignedShort</text:span><text:span text:style-name="T16">" fixed="</text:span><text:span text:style-name="T4">51</text:span><text:span text:style-name="T16">"</text:span><text:span text:style-name="T2">/&gt;</text:span></text:p>
          <text:p text:style-name="P10"><text:span text:style-name="T2"><text:s text:c="19"/></text:span><text:span text:style-name="T2">&lt;/extension&gt;</text:span></text:p>
          <text:p text:style-name="P10"><text:span text:style-name="T2"><text:s text:c="17"/></text:span><text:span text:style-name="T2">&lt;/complexContent&gt;</text:span></text:p>
          <text:p text:style-name="P10"><text:span text:style-name="T2"><text:s text:c="15"/></text:span><text:span text:style-name="T2">&lt;/complexType&gt;</text:span></text:p>
          <text:p text:style-name="P10"><text:span text:style-name="T2"><text:s text:c="12"/></text:span><text:span text:style-name="T2">&lt;/element&gt;</text:span></text:p>
          <text:p text:style-name="P10"><text:span text:style-name="T2"><text:s text:c="12"/></text:span><text:span text:style-name="T2">&lt;element </text:span><text:span text:style-name="T16">name="</text:span><text:span text:style-name="T4">Area</text:span><text:span text:style-name="T16">" minOccurs="</text:span><text:span text:style-name="T4">0</text:span><text:span text:style-name="T16">" maxOccurs="</text:span><text:span text:style-name="T4">1</text:span><text:span text:style-name="T16">"</text:span><text:span text:style-name="T2">&gt;</text:span></text:p>
          <text:p text:style-name="P10"><text:span text:style-name="T2"><text:s text:c="15"/></text:span><text:span text:style-name="T2">&lt;complexType&gt;</text:span></text:p>
          <text:p text:style-name="P10"><text:span text:style-name="T2"><text:s text:c="18"/></text:span><text:span text:style-name="T2">&lt;complexContent&gt;</text:span></text:p>
          <text:p text:style-name="P10"><text:span text:style-name="T2"><text:s text:c="20"/></text:span><text:span text:style-name="T2">&lt;extension </text:span><text:span text:style-name="T16">base="</text:span><text:span text:style-name="T4">s:AreaType</text:span><text:span text:style-name="T16">"</text:span><text:span text:style-name="T2">&gt;</text:span></text:p>
          <text:p text:style-name="P10"><text:span text:style-name="T2"><text:s text:c="24"/></text:span><text:span text:style-name="T2">&lt;attribute </text:span><text:span text:style-name="T16">name="</text:span><text:span text:style-name="T4">setSeq</text:span><text:span text:style-name="T16">" type="</text:span><text:span text:style-name="T4">unsignedShort</text:span><text:span text:style-name="T16">" fixed="</text:span><text:span text:style-name="T4">52</text:span><text:span text:style-name="T16">"</text:span><text:span text:style-name="T2">/&gt;</text:span></text:p>
          <text:p text:style-name="P10"><text:span text:style-name="T2"><text:s text:c="21"/></text:span><text:span text:style-name="T2">&lt;/extension&gt;</text:span></text:p>
          <text:p text:style-name="P10"><text:span text:style-name="T2"><text:s text:c="20"/></text:span><text:span text:style-name="T2">&lt;/complexContent&gt;</text:span></text:p>
          <text:p text:style-name="P10"><text:span text:style-name="T2"><text:s text:c="18"/></text:span><text:span text:style-name="T2">&lt;/complexType&gt;</text:span></text:p>
          <text:p text:style-name="P10"><text:span text:style-name="T2"><text:s text:c="13"/></text:span><text:span text:style-name="T2">&lt;/element&gt;</text:span></text:p>
          <text:p text:style-name="P10"><text:span text:style-name="T2"><text:s text:c="13"/></text:span><text:span text:style-name="T2">&lt;element </text:span><text:span text:style-name="T16">name="</text:span><text:span text:style-name="T4">GridLocation</text:span><text:span text:style-name="T16">" minOccurs="</text:span><text:span text:style-name="T4">0</text:span><text:span text:style-name="T16">" maxOccurs="</text:span><text:span text:style-name="T4">1</text:span><text:span text:style-name="T16">"</text:span><text:span text:style-name="T2">&gt;</text:span></text:p>
          <text:p text:style-name="P10"><text:span text:style-name="T2"><text:s text:c="16"/></text:span><text:span text:style-name="T2">&lt;complexType&gt;</text:span></text:p>
          <text:p text:style-name="P10"><text:span text:style-name="T2"><text:s text:c="19"/></text:span><text:span text:style-name="T2">&lt;complexContent&gt;</text:span></text:p>
          <text:p text:style-name="P10"><text:span text:style-name="T2"><text:s text:c="22"/></text:span><text:span text:style-name="T2">&lt;extension </text:span><text:span text:style-name="T16">base="</text:span><text:span text:style-name="T4">s:GridLocationType</text:span><text:span text:style-name="T16">"</text:span><text:span text:style-name="T2">&gt;</text:span></text:p>
          <text:p text:style-name="P10"><text:span text:style-name="T2"><text:s text:c="25"/></text:span><text:span text:style-name="T2">&lt;attribute</text:span><text:span text:style-name="T16"> name="</text:span><text:span text:style-name="T4">setSeq</text:span><text:span text:style-name="T16">" type="</text:span><text:span text:style-name="T4">unsignedShort</text:span><text:span text:style-name="T16">" fixed="</text:span><text:span text:style-name="T4">53</text:span><text:span text:style-name="T16">"</text:span><text:span text:style-name="T2">/&gt;</text:span></text:p>
          <text:p text:style-name="P10"><text:span text:style-name="T2"><text:s text:c="24"/></text:span><text:span text:style-name="T2">&lt;/extension&gt;</text:span></text:p>
          <text:p text:style-name="P10"><text:span text:style-name="T2"><text:s text:c="21"/></text:span><text:span text:style-name="T2">&lt;/complexContent&gt;</text:span></text:p>
          <text:p text:style-name="P10"><text:span text:style-name="T2"><text:s text:c="19"/></text:span><text:span text:style-name="T2">&lt;/complexType&gt;</text:span></text:p>
          <text:p text:style-name="P10"><text:span text:style-name="T2"><text:s text:c="15"/></text:span><text:span text:style-name="T2">&lt;/element&gt;</text:span></text:p>
          <text:p text:style-name="P10"><text:span text:style-name="T2"><text:s text:c="15"/></text:span><text:span text:style-name="T2">&lt;element </text:span><text:span text:style-name="T16">name="</text:span><text:span text:style-name="T4">Line</text:span><text:span text:style-name="T16">" minOccurs="</text:span><text:span text:style-name="T4">0</text:span><text:span text:style-name="T16">" maxOccurs="</text:span><text:span text:style-name="T4">1</text:span><text:span text:style-name="T16">"</text:span><text:span text:style-name="T2">&gt;</text:span></text:p>
          <text:p text:style-name="P10"><text:span text:style-name="T2"><text:s text:c="17"/></text:span><text:span text:style-name="T2">&lt;complexType&gt;</text:span></text:p>
          <text:p text:style-name="P10"><text:span text:style-name="T2"><text:s text:c="19"/></text:span><text:span text:style-name="T2">&lt;complexContent&gt;</text:span></text:p>
          <text:p text:style-name="P10"><text:span text:style-name="T2"><text:s text:c="21"/></text:span><text:span text:style-name="T2">&lt;extension </text:span><text:span text:style-name="T16">base="</text:span><text:span text:style-name="T4">s:LineType</text:span><text:span text:style-name="T16">"</text:span><text:span text:style-name="T2">&gt;</text:span></text:p>
          <text:p text:style-name="P10"><text:span text:style-name="T2"><text:s text:c="24"/></text:span><text:span text:style-name="T2">&lt;attribute </text:span><text:span text:style-name="T16">name="</text:span><text:span text:style-name="T4">setSeq</text:span><text:span text:style-name="T16">" type="</text:span><text:span text:style-name="T4">unsignedShort</text:span><text:span text:style-name="T16">" fixed="</text:span><text:span text:style-name="T4">54</text:span><text:span text:style-name="T16">"</text:span><text:span text:style-name="T2">/&gt;</text:span></text:p>
          <text:p text:style-name="P10"><text:span text:style-name="T2"><text:s text:c="22"/></text:span><text:span text:style-name="T2">&lt;/extension&gt;</text:span></text:p>
          <text:p text:style-name="P10"><text:span text:style-name="T2"><text:s text:c="18"/></text:span><text:span text:style-name="T2">&lt;/complexContent&gt;</text:span></text:p>
          <text:p text:style-name="P10"><text:span text:style-name="T2"><text:s text:c="16"/></text:span><text:span text:style-name="T2">&lt;/complexType&gt;</text:span></text:p>
          <text:p text:style-name="P10"><text:span text:style-name="T2"><text:s text:c="14"/></text:span><text:span text:style-name="T2">&lt;/element&gt;</text:span></text:p>
          <text:p text:style-name="P10"><text:span text:style-name="T2"><text:s text:c="14"/></text:span><text:span text:style-name="T2">&lt;element </text:span><text:span text:style-name="T16">name="</text:span><text:span text:style-name="T4">TimeOfReportedUnitLocation</text:span><text:span text:style-name="T16">" minOccurs="</text:span><text:span text:style-name="T4">0</text:span><text:span text:style-name="T16">"</text:span></text:p>
          <text:p text:style-name="P10"><text:span text:style-name="T2"><text:s text:c="30"/></text:span><text:span text:style-name="T16">maxOccurs="</text:span><text:span text:style-name="T4">1</text:span><text:span text:style-name="T16">"</text:span><text:span text:style-name="T2">&gt;</text:span></text:p>
          <text:p text:style-name="P10"><text:span text:style-name="T2"><text:s text:c="16"/></text:span><text:span text:style-name="T2">&lt;complexType&gt;</text:span></text:p>
          <text:p text:style-name="P10"><text:span text:style-name="T2"><text:s text:c="18"/></text:span><text:span text:style-name="T2">&lt;complexContent&gt;</text:span></text:p>
          <text:p text:style-name="P10"><text:span text:style-name="T2"><text:s text:c="20"/></text:span><text:span text:style-name="T2">&lt;extension </text:span><text:span text:style-name="T16">base="</text:span><text:span text:style-name="T4">s:TimeType</text:span><text:span text:style-name="T16">"</text:span><text:span text:style-name="T2">&gt;</text:span></text:p>
          <text:p text:style-name="P10"><text:span text:style-name="T2"><text:s text:c="23"/></text:span><text:span text:style-name="T2">&lt;attribute</text:span><text:span text:style-name="T16"> name="</text:span><text:span text:style-name="T4">setSeq</text:span><text:span text:style-name="T16">" type="</text:span><text:span text:style-name="T4">unsignedShort</text:span><text:span text:style-name="T16">" fixed="</text:span><text:span text:style-name="T4">55</text:span><text:span text:style-name="T16">"</text:span><text:span text:style-name="T2">/&gt;</text:span></text:p>
          <text:p text:style-name="P10"><text:span text:style-name="T2"><text:s text:c="20"/></text:span><text:span text:style-name="T2">&lt;/extension&gt;</text:span></text:p>
          <text:p text:style-name="P10"><text:span text:style-name="T2"><text:s text:c="17"/></text:span><text:span text:style-name="T2">&lt;/complexContent&gt;</text:span></text:p>
          <text:p text:style-name="P10"><text:span text:style-name="T2"><text:s text:c="15"/></text:span><text:span text:style-name="T2">&lt;/complexType&gt;</text:span></text:p>
          <text:p text:style-name="P10"><text:span text:style-name="T2"><text:s text:c="11"/></text:span><text:span text:style-name="T2">&lt;/element&gt;</text:span></text:p>
          <text:p text:style-name="P10"><text:span text:style-name="T2"><text:s text:c="8"/></text:span><text:span text:style-name="T2">&lt;/sequence&gt;</text:span></text:p>
          <text:p text:style-name="P10"><text:span text:style-name="T2"><text:s text:c="7"/></text:span><text:span text:style-name="T2">&lt;attribute </text:span><text:span text:style-name="T16">name="</text:span><text:span text:style-name="T4">segSeq</text:span><text:span text:style-name="T16">" type="</text:span><text:span text:style-name="T4">unsignedShort</text:span><text:span text:style-name="T16">" fixed="</text:span><text:span text:style-name="T4">51</text:span><text:span text:style-name="T16">"</text:span><text:span text:style-name="T2">/&gt;</text:span></text:p>
          <text:p text:style-name="P10"><text:span text:style-name="T2"><text:s text:c="4"/></text:span><text:span text:style-name="T2">&lt;/complexType&gt;</text:span></text:p>
          <text:p text:style-name="P10"><text:span text:style-name="T2">&lt;/element&gt;</text:span></text:p>
        </draw:rect>
        <draw:rect draw:style-name="gr9" draw:text-style-name="P12" svg:width="3.2571in" svg:height="7.4677in" svg:x="4.4409in" svg:y="0.5173in">
          <text:p text:style-name="P10"><text:span text:style-name="T15"/></text:p>
          <text:p text:style-name="P10"><text:span text:style-name="T15">Refactor Message Identification: </text:span></text:p>
          <text:p text:style-name="P10"><text:span text:style-name="T15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15">Refactor GENTEXT</text:span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>Refactor HEADING INFORMATION</text:span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</draw:rect>
        <draw:frame draw:style-name="gr17" draw:text-style-name="P9" svg:width="3.1878in" svg:height="0.224in" svg:x="2.6732in" svg:y="8.0512in">
          <draw:text-box>
            <text:p text:style-name="P8"><text:span text:style-name="T6">Table 10: Re-Factor of <text:s/>Messages</text:span></text:p>
          </draw:text-box>
        </draw:frame>
      </draw:g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><text:soft-page-break/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DN </meta:initial-creator>
    <meta:creation-date>2015-10-22T12:12:31.619556664</meta:creation-date>
    <meta:generator>LibreOffice/4.4.2.2$Linux_X86_64 LibreOffice_project/40m0$Build-2</meta:generator>
    <dc:date>2015-10-23T20:08:01.216995613</dc:date>
    <dc:creator>JDN </dc:creator>
    <meta:editing-duration>PT3H47M51S</meta:editing-duration>
    <meta:editing-cycles>4</meta:editing-cycles>
    <meta:document-statistic meta:table-count="0" meta:image-count="0" meta:object-count="0" meta:page-count="6" meta:paragraph-count="0" meta:word-count="0" meta:character-count="0" meta:non-whitespace-character-count="0"/>
  </office:meta>
</office:document-meta>
</file>